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Verdana" svg:font-family="Verdan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9cm" style:rel-column-width="13106*"/>
    </style:style>
    <style:style style:name="Tableau1.B" style:family="table-column">
      <style:table-column-properties style:column-width="3.401cm" style:rel-column-width="13107*"/>
    </style:style>
    <style:style style:name="Tableau1.E" style:family="table-column">
      <style:table-column-properties style:column-width="3.401cm" style:rel-column-width="1311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401cm" style:rel-column-width="13107*"/>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6.969cm" fo:margin-left="0.046cm" fo:margin-right="-0.014cm" table:align="margins"/>
    </style:style>
    <style:style style:name="Tableau6.A" style:family="table-column">
      <style:table-column-properties style:column-width="3.351cm" style:rel-column-width="1900*"/>
    </style:style>
    <style:style style:name="Tableau6.B" style:family="table-column">
      <style:table-column-properties style:column-width="3.422cm" style:rel-column-width="1940*"/>
    </style:style>
    <style:style style:name="Tableau6.C" style:family="table-column">
      <style:table-column-properties style:column-width="3.387cm" style:rel-column-width="1920*"/>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7" style:family="table">
      <style:table-properties style:width="16.969cm" fo:margin-left="0.046cm" fo:margin-right="-0.014cm" table:align="margins"/>
    </style:style>
    <style:style style:name="Tableau7.A" style:family="table-column">
      <style:table-column-properties style:column-width="3.351cm" style:rel-column-width="1900*"/>
    </style:style>
    <style:style style:name="Tableau7.B" style:family="table-column">
      <style:table-column-properties style:column-width="3.422cm" style:rel-column-width="1940*"/>
    </style:style>
    <style:style style:name="Tableau7.C" style:family="table-column">
      <style:table-column-properties style:column-width="3.387cm" style:rel-column-width="1920*"/>
    </style:style>
    <style:style style:name="Tableau7.A1" style:family="table-cell">
      <style:table-cell-properties fo:padding="0.097cm" fo:border-left="0.002cm solid #000000" fo:border-right="none" fo:border-top="0.002cm solid #000000" fo:border-bottom="0.002cm solid #000000"/>
    </style:style>
    <style:style style:name="Tableau7.E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16.969cm" fo:margin-left="0.046cm" fo:margin-right="-0.014cm" table:align="margins"/>
    </style:style>
    <style:style style:name="Tableau8.A" style:family="table-column">
      <style:table-column-properties style:column-width="3.351cm" style:rel-column-width="1900*"/>
    </style:style>
    <style:style style:name="Tableau8.B" style:family="table-column">
      <style:table-column-properties style:column-width="3.422cm" style:rel-column-width="1940*"/>
    </style:style>
    <style:style style:name="Tableau8.C" style:family="table-column">
      <style:table-column-properties style:column-width="3.387cm" style:rel-column-width="1920*"/>
    </style:style>
    <style:style style:name="Tableau8.A1" style:family="table-cell">
      <style:table-cell-properties fo:padding="0.097cm" fo:border-left="0.002cm solid #000000" fo:border-right="none" fo:border-top="0.002cm solid #000000" fo:border-bottom="0.002cm solid #000000"/>
    </style:style>
    <style:style style:name="Tableau8.E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data-style-name="N0">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6.969cm" fo:margin-left="0.046cm" fo:margin-right="-0.014cm" table:align="margins"/>
    </style:style>
    <style:style style:name="Tableau9.A" style:family="table-column">
      <style:table-column-properties style:column-width="3.351cm" style:rel-column-width="1900*"/>
    </style:style>
    <style:style style:name="Tableau9.B" style:family="table-column">
      <style:table-column-properties style:column-width="3.422cm" style:rel-column-width="1940*"/>
    </style:style>
    <style:style style:name="Tableau9.C" style:family="table-column">
      <style:table-column-properties style:column-width="3.387cm" style:rel-column-width="1920*"/>
    </style:style>
    <style:style style:name="Tableau9.A1" style:family="table-cell">
      <style:table-cell-properties fo:padding="0.097cm" fo:border-left="0.002cm solid #000000" fo:border-right="none" fo:border-top="0.002cm solid #000000" fo:border-bottom="0.002cm solid #000000"/>
    </style:style>
    <style:style style:name="Tableau9.E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0.002cm solid #000000" fo:border-top="none" fo:border-bottom="0.002cm solid #000000"/>
    </style:style>
    <style:style style:name="Tableau10" style:family="table">
      <style:table-properties style:width="16.969cm" fo:margin-left="0.046cm" fo:margin-right="-0.014cm" table:align="margins"/>
    </style:style>
    <style:style style:name="Tableau10.A" style:family="table-column">
      <style:table-column-properties style:column-width="3.351cm" style:rel-column-width="1900*"/>
    </style:style>
    <style:style style:name="Tableau10.B" style:family="table-column">
      <style:table-column-properties style:column-width="3.422cm" style:rel-column-width="1940*"/>
    </style:style>
    <style:style style:name="Tableau10.C" style:family="table-column">
      <style:table-column-properties style:column-width="3.387cm" style:rel-column-width="1920*"/>
    </style:style>
    <style:style style:name="Tableau10.A1" style:family="table-cell">
      <style:table-cell-properties fo:padding="0.097cm" fo:border-left="0.002cm solid #000000" fo:border-right="none" fo:border-top="0.002cm solid #000000" fo:border-bottom="0.002cm solid #000000"/>
    </style:style>
    <style:style style:name="Tableau10.E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none" fo:border-top="none" fo:border-bottom="0.002cm solid #000000"/>
    </style:style>
    <style:style style:name="Tableau10.E2" style:family="table-cell">
      <style:table-cell-properties fo:padding="0.097cm" fo:border-left="0.002cm solid #000000" fo:border-right="0.002cm solid #000000" fo:border-top="none" fo:border-bottom="0.002cm solid #000000"/>
    </style:style>
    <style:style style:name="Tableau11" style:family="table">
      <style:table-properties style:width="16.969cm" fo:margin-left="0.046cm" fo:margin-right="-0.014cm" table:align="margins"/>
    </style:style>
    <style:style style:name="Tableau11.A" style:family="table-column">
      <style:table-column-properties style:column-width="3.351cm" style:rel-column-width="1900*"/>
    </style:style>
    <style:style style:name="Tableau11.B" style:family="table-column">
      <style:table-column-properties style:column-width="3.422cm" style:rel-column-width="1940*"/>
    </style:style>
    <style:style style:name="Tableau11.C" style:family="table-column">
      <style:table-column-properties style:column-width="3.387cm" style:rel-column-width="1920*"/>
    </style:style>
    <style:style style:name="Tableau11.A1" style:family="table-cell">
      <style:table-cell-properties fo:padding="0.097cm" fo:border-left="0.002cm solid #000000" fo:border-right="none" fo:border-top="0.002cm solid #000000" fo:border-bottom="0.002cm solid #000000"/>
    </style:style>
    <style:style style:name="Tableau11.E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data-style-name="N0">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3.401cm" style:rel-column-width="13107*"/>
    </style:style>
    <style:style style:name="Tableau12.A1" style:family="table-cell">
      <style:table-cell-properties fo:padding="0.097cm" fo:border-left="0.002cm solid #000000" fo:border-right="none" fo:border-top="0.002cm solid #000000" fo:border-bottom="0.002cm solid #000000"/>
    </style:style>
    <style:style style:name="Tableau12.E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none" fo:border-top="none" fo:border-bottom="0.002cm solid #000000"/>
    </style:style>
    <style:style style:name="Tableau12.E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3.401cm" style:rel-column-width="13107*"/>
    </style:style>
    <style:style style:name="Tableau13.A1" style:family="table-cell">
      <style:table-cell-properties fo:padding="0.097cm" fo:border-left="0.002cm solid #000000" fo:border-right="none" fo:border-top="0.002cm solid #000000" fo:border-bottom="0.002cm solid #000000"/>
    </style:style>
    <style:style style:name="Tableau13.E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none" fo:border-top="none" fo:border-bottom="0.002cm solid #000000"/>
    </style:style>
    <style:style style:name="Tableau13.E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3.401cm" style:rel-column-width="13107*"/>
    </style:style>
    <style:style style:name="Tableau14.A1" style:family="table-cell">
      <style:table-cell-properties fo:padding="0.097cm" fo:border-left="0.002cm solid #000000" fo:border-right="none" fo:border-top="0.002cm solid #000000" fo:border-bottom="0.002cm solid #000000"/>
    </style:style>
    <style:style style:name="Tableau14.E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3.401cm" style:rel-column-width="13107*"/>
    </style:style>
    <style:style style:name="Tableau15.A1" style:family="table-cell">
      <style:table-cell-properties fo:padding="0.097cm" fo:border-left="0.002cm solid #000000" fo:border-right="none" fo:border-top="0.002cm solid #000000" fo:border-bottom="0.002cm solid #000000"/>
    </style:style>
    <style:style style:name="Tableau15.E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data-style-name="N0">
      <style:table-cell-properties fo:padding="0.097cm" fo:border-left="0.002cm solid #000000" fo:border-right="none" fo:border-top="none" fo:border-bottom="0.002cm solid #000000"/>
    </style:style>
    <style:style style:name="Tableau15.E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3.401cm" style:rel-column-width="13107*"/>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3.401cm" style:rel-column-width="13107*"/>
    </style:style>
    <style:style style:name="Tableau17.A1" style:family="table-cell">
      <style:table-cell-properties fo:padding="0.097cm" fo:border-left="0.002cm solid #000000" fo:border-right="none" fo:border-top="0.002cm solid #000000" fo:border-bottom="0.002cm solid #000000"/>
    </style:style>
    <style:style style:name="Tableau17.E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3.399cm" style:rel-column-width="13093*"/>
    </style:style>
    <style:style style:name="Tableau4.C" style:family="table-column">
      <style:table-column-properties style:column-width="3.401cm" style:rel-column-width="13100*"/>
    </style:style>
    <style:style style:name="Tableau4.D" style:family="table-column">
      <style:table-column-properties style:column-width="3.403cm" style:rel-column-width="13107*"/>
    </style:style>
    <style:style style:name="Tableau4.E" style:family="table-column">
      <style:table-column-properties style:column-width="3.411cm" style:rel-column-width="13142*"/>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18" style:family="table">
      <style:table-properties style:width="17.013cm" fo:margin-left="0cm" fo:margin-right="-0.012cm" table:align="margins"/>
    </style:style>
    <style:style style:name="Tableau18.A" style:family="table-column">
      <style:table-column-properties style:column-width="3.399cm" style:rel-column-width="13093*"/>
    </style:style>
    <style:style style:name="Tableau18.C" style:family="table-column">
      <style:table-column-properties style:column-width="3.401cm" style:rel-column-width="13100*"/>
    </style:style>
    <style:style style:name="Tableau18.D" style:family="table-column">
      <style:table-column-properties style:column-width="3.403cm" style:rel-column-width="13107*"/>
    </style:style>
    <style:style style:name="Tableau18.E" style:family="table-column">
      <style:table-column-properties style:column-width="3.411cm" style:rel-column-width="13142*"/>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data-style-name="N0">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9" style:family="table">
      <style:table-properties style:width="17.013cm" fo:margin-left="0cm" fo:margin-right="-0.012cm" table:align="margins"/>
    </style:style>
    <style:style style:name="Tableau19.A" style:family="table-column">
      <style:table-column-properties style:column-width="3.399cm" style:rel-column-width="13093*"/>
    </style:style>
    <style:style style:name="Tableau19.C" style:family="table-column">
      <style:table-column-properties style:column-width="3.401cm" style:rel-column-width="13100*"/>
    </style:style>
    <style:style style:name="Tableau19.D" style:family="table-column">
      <style:table-column-properties style:column-width="3.403cm" style:rel-column-width="13107*"/>
    </style:style>
    <style:style style:name="Tableau19.E" style:family="table-column">
      <style:table-column-properties style:column-width="3.411cm" style:rel-column-width="1314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20" style:family="table">
      <style:table-properties style:width="17.013cm" fo:margin-left="0cm" fo:margin-right="-0.012cm" table:align="margins"/>
    </style:style>
    <style:style style:name="Tableau20.A" style:family="table-column">
      <style:table-column-properties style:column-width="3.399cm" style:rel-column-width="13093*"/>
    </style:style>
    <style:style style:name="Tableau20.C" style:family="table-column">
      <style:table-column-properties style:column-width="3.401cm" style:rel-column-width="13100*"/>
    </style:style>
    <style:style style:name="Tableau20.D" style:family="table-column">
      <style:table-column-properties style:column-width="3.403cm" style:rel-column-width="13107*"/>
    </style:style>
    <style:style style:name="Tableau20.E" style:family="table-column">
      <style:table-column-properties style:column-width="3.411cm" style:rel-column-width="13142*"/>
    </style:style>
    <style:style style:name="Tableau20.A1" style:family="table-cell">
      <style:table-cell-properties fo:padding="0.097cm" fo:border-left="0.002cm solid #000000" fo:border-right="none" fo:border-top="0.002cm solid #000000" fo:border-bottom="0.002cm solid #000000"/>
    </style:style>
    <style:style style:name="Tableau20.E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1" style:family="table">
      <style:table-properties style:width="17.013cm" fo:margin-left="0cm" fo:margin-right="-0.012cm" table:align="margins"/>
    </style:style>
    <style:style style:name="Tableau21.A" style:family="table-column">
      <style:table-column-properties style:column-width="3.399cm" style:rel-column-width="13093*"/>
    </style:style>
    <style:style style:name="Tableau21.C" style:family="table-column">
      <style:table-column-properties style:column-width="3.401cm" style:rel-column-width="13100*"/>
    </style:style>
    <style:style style:name="Tableau21.D" style:family="table-column">
      <style:table-column-properties style:column-width="3.403cm" style:rel-column-width="13107*"/>
    </style:style>
    <style:style style:name="Tableau21.E" style:family="table-column">
      <style:table-column-properties style:column-width="3.411cm" style:rel-column-width="13142*"/>
    </style:style>
    <style:style style:name="Tableau21.A1" style:family="table-cell">
      <style:table-cell-properties fo:padding="0.097cm" fo:border-left="0.002cm solid #000000" fo:border-right="none" fo:border-top="0.002cm solid #000000" fo:border-bottom="0.002cm solid #000000"/>
    </style:style>
    <style:style style:name="Tableau21.E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none" fo:border-top="none" fo:border-bottom="0.002cm solid #000000"/>
    </style:style>
    <style:style style:name="Tableau21.E2" style:family="table-cell">
      <style:table-cell-properties fo:padding="0.097cm" fo:border-left="0.002cm solid #000000" fo:border-right="0.002cm solid #000000" fo:border-top="none" fo:border-bottom="0.002cm solid #000000"/>
    </style:style>
    <style:style style:name="Tableau22" style:family="table">
      <style:table-properties style:width="17.013cm" fo:margin-left="0cm" fo:margin-right="-0.012cm" table:align="margins"/>
    </style:style>
    <style:style style:name="Tableau22.A" style:family="table-column">
      <style:table-column-properties style:column-width="3.399cm" style:rel-column-width="13093*"/>
    </style:style>
    <style:style style:name="Tableau22.C" style:family="table-column">
      <style:table-column-properties style:column-width="3.401cm" style:rel-column-width="13100*"/>
    </style:style>
    <style:style style:name="Tableau22.D" style:family="table-column">
      <style:table-column-properties style:column-width="3.403cm" style:rel-column-width="13107*"/>
    </style:style>
    <style:style style:name="Tableau22.E" style:family="table-column">
      <style:table-column-properties style:column-width="3.411cm" style:rel-column-width="13142*"/>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data-style-name="N0">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17.013cm" fo:margin-left="0cm" fo:margin-right="-0.012cm" table:align="margins"/>
    </style:style>
    <style:style style:name="Tableau23.A" style:family="table-column">
      <style:table-column-properties style:column-width="3.399cm" style:rel-column-width="13093*"/>
    </style:style>
    <style:style style:name="Tableau23.C" style:family="table-column">
      <style:table-column-properties style:column-width="3.401cm" style:rel-column-width="13100*"/>
    </style:style>
    <style:style style:name="Tableau23.D" style:family="table-column">
      <style:table-column-properties style:column-width="3.403cm" style:rel-column-width="13107*"/>
    </style:style>
    <style:style style:name="Tableau23.E" style:family="table-column">
      <style:table-column-properties style:column-width="3.411cm" style:rel-column-width="13142*"/>
    </style:style>
    <style:style style:name="Tableau23.A1" style:family="table-cell">
      <style:table-cell-properties fo:padding="0.097cm" fo:border-left="0.002cm solid #000000" fo:border-right="none" fo:border-top="0.002cm solid #000000" fo:border-bottom="0.002cm solid #000000"/>
    </style:style>
    <style:style style:name="Tableau23.E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data-style-name="N0">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B"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B" style:family="table-column">
      <style:table-column-properties style:column-width="3.401cm" style:rel-column-width="13107*"/>
    </style:style>
    <style:style style:name="Tableau24.E" style:family="table-column">
      <style:table-column-properties style:column-width="3.401cm" style:rel-column-width="13110*"/>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data-style-name="N0">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B" style:family="table-column">
      <style:table-column-properties style:column-width="3.401cm" style:rel-column-width="13107*"/>
    </style:style>
    <style:style style:name="Tableau25.E" style:family="table-column">
      <style:table-column-properties style:column-width="3.401cm" style:rel-column-width="13110*"/>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data-style-name="N0">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399cm" style:rel-column-width="13106*"/>
    </style:style>
    <style:style style:name="Tableau26.B" style:family="table-column">
      <style:table-column-properties style:column-width="3.401cm" style:rel-column-width="13107*"/>
    </style:style>
    <style:style style:name="Tableau26.E" style:family="table-column">
      <style:table-column-properties style:column-width="3.401cm" style:rel-column-width="13110*"/>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data-style-name="N0">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399cm" style:rel-column-width="13106*"/>
    </style:style>
    <style:style style:name="Tableau27.B" style:family="table-column">
      <style:table-column-properties style:column-width="3.401cm" style:rel-column-width="13107*"/>
    </style:style>
    <style:style style:name="Tableau27.E" style:family="table-column">
      <style:table-column-properties style:column-width="3.401cm" style:rel-column-width="13110*"/>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data-style-name="N0">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fo:font-variant="normal" fo:text-transform="none" fo:color="#000000" style:text-line-through-style="none" style:font-name="Calibri" fo:font-size="12pt" fo:letter-spacing="normal" fo:font-style="normal" style:text-underline-style="none" fo:font-weight="bold" style:text-blinking="false" style:font-size-asian="12pt" style:font-weight-asian="bold" style:font-size-complex="12pt" style:font-weight-complex="bold"/>
    </style:style>
    <style:style style:name="P2" style:family="paragraph" style:parent-style-name="Table_20_Contents">
      <style:paragraph-properties fo:text-align="start" style:justify-single-word="false"/>
      <style:text-properties fo:color="#000000" style:font-name="Calibri" fo:font-size="12pt" style:font-size-asian="12pt" style:font-size-complex="12pt"/>
    </style:style>
    <style:style style:name="P3" style:family="paragraph" style:parent-style-name="Table_20_Contents">
      <style:paragraph-properties fo:text-align="start"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Table_20_Contents">
      <style:paragraph-properties fo:text-align="start" style:justify-single-word="false"/>
      <style:text-properties fo:color="#000000" style:font-name="Calibri" fo:font-size="12pt" style:text-underline-style="none" style:font-size-asian="12pt" style:font-size-complex="12pt"/>
    </style:style>
    <style:style style:name="P5" style:family="paragraph" style:parent-style-name="Table_20_Contents">
      <style:paragraph-properties fo:text-align="start" style:justify-single-word="false"/>
      <style:text-properties fo:color="#000000" style:font-name="Calibri" fo:font-size="12pt" style:text-underline-style="none" fo:font-weight="bold" style:font-size-asian="12pt" style:font-weight-asian="bold" style:font-size-complex="12pt" style:font-weight-complex="bold"/>
    </style:style>
    <style:style style:name="P6" style:family="paragraph" style:parent-style-name="Table_20_Contents">
      <style:paragraph-properties fo:margin-top="0cm" fo:margin-bottom="0cm" fo:text-align="start" style:justify-single-word="false" fo:orphans="2" fo:widows="2" fo:padding="0cm" fo:border="none"/>
      <style:text-properties fo:font-variant="normal" fo:text-transform="none" fo:color="#000000" style:text-line-through-style="none" style:font-name="Calibri" fo:font-size="12pt" fo:letter-spacing="normal" fo:font-style="normal" style:text-underline-style="none" fo:font-weight="normal" style:text-blinking="false" style:font-size-asian="12pt" style:font-size-complex="12pt"/>
    </style:style>
    <style:style style:name="P7" style:family="paragraph" style:parent-style-name="Table_20_Contents">
      <style:paragraph-properties fo:margin-top="0cm" fo:margin-bottom="0cm" fo:text-align="start" style:justify-single-word="false" fo:orphans="2" fo:widows="2" fo:padding="0cm" fo:border="non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8" style:family="paragraph" style:parent-style-name="Table_20_Contents">
      <style:paragraph-properties fo:margin-top="0cm" fo:margin-bottom="0cm" fo:text-align="start" style:justify-single-word="false" fo:orphans="2" fo:widows="2" fo:padding="0cm" fo:border="none"/>
      <style:text-properties fo:font-variant="normal" fo:text-transform="none" fo:color="#000000" style:font-name="Calibri" fo:font-size="12pt" fo:letter-spacing="normal" fo:font-style="normal" style:text-underline-style="none" fo:font-weight="bold" style:font-size-asian="12pt" style:font-size-complex="12pt"/>
    </style:style>
    <style:style style:name="P9" style:family="paragraph" style:parent-style-name="Table_20_Contents">
      <style:paragraph-properties fo:margin-top="0cm" fo:margin-bottom="0cm" fo:text-align="start" style:justify-single-word="false" fo:orphans="2" fo:widows="2" fo:padding="0cm" fo:border="none"/>
      <style:text-properties fo:color="#000000" style:font-name="Calibri" fo:font-size="12pt" style:font-size-asian="12pt" style:font-size-complex="12pt"/>
    </style:style>
    <style:style style:name="P10" style:family="paragraph" style:parent-style-name="Standard">
      <style:text-properties fo:color="#000000" style:font-name="Calibri" fo:font-size="12pt" style:font-size-asian="12pt" style:font-size-complex="12pt"/>
    </style:style>
    <style:style style:name="P11" style:family="paragraph" style:parent-style-name="Standard">
      <style:paragraph-properties fo:line-height="120%"/>
      <style:text-properties fo:color="#000000" style:font-name="Calibri" fo:font-size="12pt" style:font-size-asian="12pt" style:font-size-complex="12pt"/>
    </style:style>
    <style:style style:name="P12" style:family="paragraph" style:parent-style-name="Standard">
      <style:paragraph-properties fo:margin-left="0cm" fo:margin-right="0cm" fo:text-indent="0cm" style:auto-text-indent="false"/>
      <style:text-properties fo:font-variant="normal" fo:text-transform="none" fo:color="#000000" style:font-name="Calibri" fo:font-size="12pt" fo:letter-spacing="normal" fo:font-style="normal" fo:font-weight="bold" style:font-size-asian="12pt" style:font-size-complex="12pt"/>
    </style:style>
    <style:style style:name="P13" style:family="paragraph" style:parent-style-name="Standard">
      <style:paragraph-properties fo:margin-top="0cm" fo:margin-bottom="0cm" fo:text-align="start" style:justify-single-word="false" fo:orphans="2" fo:widows="2" fo:padding="0cm" fo:border="none"/>
      <style:text-properties fo:font-variant="normal" fo:text-transform="none" fo:color="#000000" style:text-line-through-style="none" style:font-name="Calibri" fo:font-size="12pt" fo:letter-spacing="normal" fo:font-style="normal" style:text-underline-style="none" fo:font-weight="normal" style:text-blinking="false" style:font-size-asian="12pt" style:font-size-complex="12pt"/>
    </style:style>
    <style:style style:name="P14" style:family="paragraph" style:parent-style-name="Standard">
      <style:paragraph-properties fo:margin-top="0cm" fo:margin-bottom="0cm" fo:text-align="start" style:justify-single-word="false" fo:orphans="2" fo:widows="2" fo:padding="0cm" fo:border="none"/>
      <style:text-properties fo:font-variant="normal" fo:text-transform="none" fo:color="#000000" style:text-line-through-style="none" style:font-name="Calibri" fo:font-size="12pt" fo:letter-spacing="normal" fo:font-style="normal" style:text-underline-style="none" fo:font-weight="bold" style:text-blinking="false" style:font-size-asian="12pt" style:font-size-complex="12pt"/>
    </style:style>
    <style:style style:name="P15" style:family="paragraph" style:parent-style-name="Standard">
      <style:paragraph-properties fo:margin-top="0cm" fo:margin-bottom="0cm" fo:text-align="start" style:justify-single-word="false" fo:orphans="2" fo:widows="2" fo:padding="0cm" fo:border="none"/>
      <style:text-properties fo:font-variant="normal" fo:text-transform="none" fo:color="#000000" style:font-name="Calibri" fo:font-size="13pt" fo:letter-spacing="normal" fo:font-style="normal" style:text-underline-style="none" fo:font-weight="bold" style:font-size-asian="13pt" style:font-size-complex="13pt"/>
    </style:style>
    <style:style style:name="P16" style:family="paragraph" style:parent-style-name="Standard">
      <style:paragraph-properties fo:margin-top="0cm" fo:margin-bottom="0cm" fo:text-align="start" style:justify-single-word="false" fo:orphans="2" fo:widows="2" fo:padding="0cm" fo:border="non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17" style:family="paragraph" style:parent-style-name="Standard">
      <style:paragraph-properties fo:margin-top="0cm" fo:margin-bottom="0cm" fo:text-align="start" style:justify-single-word="false" fo:orphans="2" fo:widows="2" fo:padding="0cm" fo:border="none"/>
      <style:text-properties fo:font-variant="normal" fo:text-transform="none" fo:color="#000000" style:font-name="Calibri" fo:font-size="12pt" fo:letter-spacing="normal" fo:font-style="normal" fo:font-weight="normal" style:font-size-asian="12pt" style:font-size-complex="12pt"/>
    </style:style>
    <style:style style:name="P18" style:family="paragraph" style:parent-style-name="Text_20_body">
      <style:text-properties fo:color="#000000" style:font-name="Calibri" fo:font-size="12pt" style:font-size-asian="12pt" style:font-size-complex="12pt"/>
    </style:style>
    <style:style style:name="P19" style:family="paragraph" style:parent-style-name="Text_20_body">
      <style:paragraph-properties fo:line-height="120%"/>
      <style:text-properties fo:color="#000000" style:font-name="Calibri" fo:font-size="12pt" style:font-size-asian="12pt" style:font-size-complex="12pt"/>
    </style:style>
    <style:style style:name="P20" style:family="paragraph" style:parent-style-name="Text_20_body">
      <style:paragraph-properties fo:margin-top="0cm" fo:margin-bottom="0cm" fo:text-align="start" style:justify-single-word="false" fo:orphans="2" fo:widows="2" fo:padding="0cm" fo:border="none"/>
      <style:text-properties fo:font-variant="normal" fo:text-transform="none" fo:color="#000000" style:font-name="Calibri" fo:font-size="13pt" fo:letter-spacing="normal" fo:font-style="normal" style:text-underline-style="none" fo:font-weight="bold" style:font-size-asian="13pt" style:font-weight-asian="bold" style:font-size-complex="13pt" style:font-weight-complex="bold"/>
    </style:style>
    <style:style style:name="P21" style:family="paragraph" style:parent-style-name="Text_20_body">
      <style:paragraph-properties fo:margin-top="0cm" fo:margin-bottom="0cm" fo:text-align="start" style:justify-single-word="false" fo:orphans="2" fo:widows="2" fo:padding="0cm" fo:border="none"/>
      <style:text-properties fo:font-variant="normal" fo:text-transform="none" fo:color="#000000" style:font-name="Calibri" fo:font-size="13pt" fo:letter-spacing="normal" fo:font-style="normal" style:text-underline-style="none" fo:font-weight="normal" style:font-size-asian="13pt" style:font-size-complex="13pt"/>
    </style:style>
    <style:style style:name="P22" style:family="paragraph" style:parent-style-name="Text_20_body">
      <style:paragraph-properties fo:margin-top="0cm" fo:margin-bottom="0cm" fo:text-align="start" style:justify-single-word="false" fo:orphans="2" fo:widows="2" fo:padding="0cm" fo:border="non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23" style:family="paragraph" style:parent-style-name="Text_20_body">
      <style:paragraph-properties fo:margin-top="0cm" fo:margin-bottom="0cm" fo:text-align="start" style:justify-single-word="false" fo:orphans="2" fo:widows="2" fo:padding="0cm" fo:border="none"/>
      <style:text-properties fo:font-variant="normal" fo:text-transform="none" fo:color="#00000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Text_20_body" style:list-style-name="L1">
      <style:paragraph-properties fo:margin-top="0cm" fo:margin-bottom="0cm" fo:text-align="center" style:justify-single-word="false" fo:orphans="2" fo:widows="2" fo:padding="0cm" fo:border="none"/>
      <style:text-properties fo:font-variant="normal" fo:text-transform="none" fo:color="#000000" style:font-name="Calibri" fo:font-size="14pt" fo:letter-spacing="normal" fo:font-style="normal" style:text-underline-style="none" fo:font-weight="bold" style:font-size-asian="14pt" style:font-weight-asian="bold" style:font-size-complex="14pt" style:font-weight-complex="bold"/>
    </style:style>
    <style:style style:name="P25" style:family="paragraph" style:parent-style-name="Text_20_body" style:list-style-name="L1">
      <style:paragraph-properties fo:margin-top="0cm" fo:margin-bottom="0cm" fo:text-align="center" style:justify-single-word="false" fo:orphans="2" fo:widows="2" fo:padding="0cm" fo:border="none"/>
      <style:text-properties fo:font-variant="normal" fo:text-transform="none" fo:color="#000000" style:font-name="Calibri"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26" style:family="paragraph" style:parent-style-name="Text_20_body">
      <style:paragraph-properties fo:margin-top="0cm" fo:margin-bottom="0cm" fo:text-align="start" style:justify-single-word="false" fo:orphans="2" fo:widows="2" fo:padding="0cm" fo:border="none"/>
      <style:text-properties fo:color="#000000" style:font-name="Calibri" fo:font-size="13pt" style:text-underline-style="none" fo:font-weight="bold" style:font-size-asian="13pt" style:font-weight-asian="bold" style:font-size-complex="13pt" style:font-weight-complex="bold"/>
    </style:style>
    <style:style style:name="P27" style:family="paragraph" style:parent-style-name="Text_20_body">
      <style:paragraph-properties fo:margin-top="0cm" fo:margin-bottom="0cm" fo:line-height="120%"/>
      <style:text-properties fo:color="#000000" style:font-name="Calibri" fo:font-size="12pt" style:font-size-asian="12pt" style:font-size-complex="12pt"/>
    </style:style>
    <style:style style:name="P2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Calibri" fo:font-size="12pt" fo:letter-spacing="normal" fo:font-style="normal" style:text-underline-style="none" fo:font-weight="bold" style:font-size-asian="12pt" style:font-weight-asian="bold" style:font-size-complex="12pt" style:font-weight-complex="bold"/>
    </style:style>
    <style:style style:name="P29" style:family="paragraph" style:parent-style-name="Text_20_body">
      <style:paragraph-properties fo:margin-left="0cm" fo:margin-right="0cm" fo:line-height="100%" fo:text-align="start" style:justify-single-word="false" fo:orphans="2" fo:widows="2" fo:text-indent="0cm" style:auto-text-indent="false"/>
      <style:text-properties fo:color="#000000" style:font-name="Calibri" fo:font-size="12pt" style:font-size-asian="12pt" style:font-size-complex="12pt"/>
    </style:style>
    <style:style style:name="P3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style:font-size-asian="12pt" style:font-size-complex="12pt"/>
    </style:style>
    <style:style style:name="P3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style:font-size-asian="12pt" style:font-size-complex="12pt"/>
    </style:style>
    <style:style style:name="P32" style:family="paragraph" style:parent-style-name="Text_20_body">
      <style:paragraph-properties fo:margin-left="0cm" fo:margin-right="0cm" fo:text-align="justify" style:justify-single-word="false" fo:orphans="2" fo:widows="2" fo:text-indent="0cm" style:auto-text-indent="false" fo:padding="0cm" fo:border="none"/>
      <style:text-properties fo:color="#000000" style:font-name="Calibri" fo:font-size="12pt" style:font-size-asian="12pt" style:font-size-complex="12pt"/>
    </style:style>
    <style:style style:name="P33" style:family="paragraph" style:parent-style-name="Text_20_body">
      <style:paragraph-properties fo:margin-left="0cm" fo:margin-right="0cm" fo:margin-top="0cm" fo:margin-bottom="0cm" fo:line-height="120%" fo:text-indent="0cm" style:auto-text-indent="false"/>
      <style:text-properties fo:color="#000000" style:font-name="Calibri" fo:font-size="12pt" style:font-size-asian="12pt" style:font-size-complex="12pt"/>
    </style:style>
    <style:style style:name="P3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style:font-size-asian="12pt" style:font-size-complex="12pt"/>
    </style:style>
    <style:style style:name="P35" style:family="paragraph" style:parent-style-name="Text_20_body" style:list-style-name="L4">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bold" style:font-size-asian="12pt" style:font-style-asian="normal" style:font-weight-asian="bold" style:font-size-complex="12pt" style:font-style-complex="normal" style:font-weight-complex="bold"/>
    </style:style>
    <style:style style:name="P36" style:family="paragraph" style:parent-style-name="Text_20_body" style:list-style-name="L5">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bold" style:font-size-asian="12pt" style:font-style-asian="normal" style:font-weight-asian="bold" style:font-size-complex="12pt" style:font-style-complex="normal" style:font-weight-complex="bold"/>
    </style:style>
    <style:style style:name="P37"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color="#000000" style:font-name="Calibri" fo:font-size="12pt" style:font-size-asian="12pt" style:font-size-complex="12pt"/>
    </style:style>
    <style:style style:name="P38" style:family="paragraph" style:parent-style-name="Text_20_body" style:list-style-name="L6">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39" style:family="paragraph" style:parent-style-name="Text_20_body" style:list-style-name="L3">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0" style:family="paragraph" style:parent-style-name="Text_20_body" style:list-style-name="L4">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1" style:family="paragraph" style:parent-style-name="Text_20_body" style:list-style-name="L7">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2" style:family="paragraph" style:parent-style-name="Text_20_body" style:list-style-name="L11">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3" style:family="paragraph" style:parent-style-name="Text_20_body" style:list-style-name="L12">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4" style:family="paragraph" style:parent-style-name="Text_20_body" style:list-style-name="L13">
      <style:paragraph-properties fo:margin-left="0cm" fo:margin-right="0cm" fo:margin-top="0cm" fo:margin-bottom="0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5" style:family="paragraph" style:parent-style-name="Text_20_body" style:list-style-name="L2">
      <style:paragraph-properties fo:margin-left="0cm" fo:margin-right="0cm" fo:margin-top="0cm" fo:margin-bottom="0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6" style:family="paragraph" style:parent-style-name="Text_20_body" style:list-style-name="L5">
      <style:paragraph-properties fo:margin-left="0cm" fo:margin-right="0cm" fo:margin-top="0cm" fo:margin-bottom="0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7" style:family="paragraph" style:parent-style-name="Text_20_body" style:list-style-name="L8">
      <style:paragraph-properties fo:margin-left="0cm" fo:margin-right="0cm" fo:margin-top="0cm" fo:margin-bottom="0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Calibri" fo:font-size="12pt" fo:letter-spacing="normal" fo:font-style="normal" fo:font-weight="normal" style:font-size-asian="12pt" style:font-size-complex="12pt"/>
    </style:style>
    <style:style style:name="P48" style:family="paragraph" style:parent-style-name="Text_20_body" style:list-style-name="L5">
      <style:paragraph-properties fo:margin-left="0cm" fo:margin-right="0cm" fo:margin-top="0cm" fo:margin-bottom="0cm" fo:text-align="start" style:justify-single-word="false" fo:orphans="2" fo:widows="2" fo:text-indent="0cm" style:auto-text-indent="false" fo:background-color="transparent" fo:padding="0cm" fo:border="none">
        <style:background-image/>
      </style:paragraph-properties>
      <style:text-properties fo:color="#000000" style:font-name="Calibri" fo:font-size="12pt" style:font-size-asian="12pt" style:font-size-complex="12pt"/>
    </style:style>
    <style:style style:name="P49" style:family="paragraph" style:parent-style-name="Text_20_body" style:list-style-name="L4">
      <style:paragraph-properties fo:margin-left="0cm" fo:margin-right="0cm" fo:margin-top="0.079cm" fo:margin-bottom="0.079cm"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style:font-size-asian="12pt" style:font-size-complex="12pt"/>
    </style:style>
    <style:style style:name="T1" style:family="text">
      <style:text-properties fo:font-variant="normal" fo:text-transform="none"/>
    </style:style>
    <style:style style:name="T2" style:family="text">
      <style:text-properties fo:font-variant="normal" fo:text-transform="none" style:text-line-through-style="none" fo:letter-spacing="normal" fo:font-style="normal" style:text-underline-style="none" fo:font-weight="normal" style:text-blinking="false"/>
    </style:style>
    <style:style style:name="T3" style:family="text">
      <style:text-properties fo:font-variant="normal" fo:text-transform="none" style:text-line-through-style="none" fo:letter-spacing="normal" fo:font-style="normal" style:text-underline-style="none" style:text-blinking="false"/>
    </style:style>
    <style:style style:name="T4" style:family="text">
      <style:text-properties fo:font-variant="normal" fo:text-transform="none" style:text-line-through-style="none" fo:letter-spacing="normal" fo:font-style="normal" style:text-underline-style="none" fo:font-weight="bold" style:text-blinking="false"/>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fo:font-style="normal" fo:font-weight="bol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style:text-underline-style="none" fo:font-weight="bold"/>
    </style:style>
    <style:style style:name="T9" style:family="text">
      <style:text-properties fo:font-variant="normal" fo:text-transform="none" fo:color="#222222" fo:letter-spacing="normal" fo:font-style="normal" style:text-underline-style="none" fo:font-weight="normal"/>
    </style:style>
    <style:style style:name="T10" style:family="text">
      <style:text-properties fo:font-variant="normal" fo:text-transform="none" fo:color="#222222" fo:letter-spacing="normal" style:text-underline-style="none"/>
    </style:style>
    <style:style style:name="T11" style:family="text">
      <style:text-properties fo:font-variant="normal" fo:text-transform="none" fo:color="#222222" style:text-line-through-style="none" fo:letter-spacing="normal" fo:font-style="normal" style:text-underline-style="none" fo:font-weight="bold" style:text-blinking="false"/>
    </style:style>
    <style:style style:name="T12" style:family="text">
      <style:text-properties fo:font-variant="normal" fo:text-transform="none" fo:color="#222222" style:text-line-through-style="none" fo:letter-spacing="normal" fo:font-style="normal" style:text-underline-style="none" fo:font-weight="normal" style:text-blinking="false"/>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fo:font-weight="bold"/>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style:text-underline-style="none" fo:font-weight="bold"/>
    </style:style>
    <style:style style:name="T18" style:family="text">
      <style:text-properties fo:font-variant="normal" fo:text-transform="none" fo:letter-spacing="normal" fo:font-style="normal" style:text-underline-style="none" fo:font-weight="bold" style:font-weight-asian="bold" style:font-weight-complex="bold"/>
    </style:style>
    <style:style style:name="T19" style:family="text">
      <style:text-properties fo:font-variant="normal" fo:text-transform="none" fo:letter-spacing="normal" fo:font-style="normal" style:text-underline-style="none" fo:font-weight="normal"/>
    </style:style>
    <style:style style:name="T20" style:family="text">
      <style:text-properties fo:font-variant="normal" fo:text-transform="none" fo:letter-spacing="normal" fo:font-style="normal" style:text-underline-style="none" fo:font-weight="normal" style:font-weight-asian="normal" style:font-weight-complex="normal"/>
    </style:style>
    <style:style style:name="T21" style:family="text">
      <style:text-properties fo:font-variant="normal" fo:text-transform="none" fo:letter-spacing="normal" style:text-underline-style="none"/>
    </style:style>
    <style:style style:name="T22" style:family="text">
      <style:text-properties fo:font-variant="normal" fo:text-transform="none" fo:color="#000000"/>
    </style:style>
    <style:style style:name="T23" style:family="text">
      <style:text-properties fo:font-variant="normal" fo:text-transform="none" fo:color="#000000" style:text-line-through-style="none" fo:letter-spacing="normal" fo:font-style="normal" style:text-underline-style="none" fo:font-weight="normal" style:text-blinking="false"/>
    </style:style>
    <style:style style:name="T24" style:family="text">
      <style:text-properties fo:font-variant="normal" fo:text-transform="none" fo:color="#000000" style:font-name="Calibri" fo:font-size="11pt" fo:letter-spacing="normal" fo:font-style="normal" style:text-underline-style="none" fo:font-weight="bold" style:font-size-asian="11pt" style:font-weight-asian="bold" style:font-size-complex="11pt" style:font-weight-complex="bold"/>
    </style:style>
    <style:style style:name="T25" style:family="text">
      <style:text-properties fo:font-variant="normal" fo:text-transform="none" fo:color="#000000" style:font-name="Calibri" fo:font-size="11pt" fo:letter-spacing="normal" fo:font-style="normal" style:text-underline-style="none" fo:font-weight="normal" style:font-size-asian="11pt" style:font-weight-asian="normal" style:font-size-complex="11pt" style:font-weight-complex="normal"/>
    </style:style>
    <style:style style:name="T26" style:family="text">
      <style:text-properties fo:font-variant="normal" fo:text-transform="none" fo:color="#000000" style:font-name="Calibri"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27" style:family="text">
      <style:text-properties fo:font-variant="normal" fo:text-transform="none" fo:color="#000000" fo:letter-spacing="normal" fo:font-style="normal"/>
    </style:style>
    <style:style style:name="T28" style:family="text">
      <style:text-properties fo:font-variant="normal" fo:text-transform="none" fo:color="#000000" fo:letter-spacing="normal" fo:font-style="normal" style:text-underline-style="none" fo:font-weight="bold" style:font-weight-asian="bold" style:font-weight-complex="bold"/>
    </style:style>
    <style:style style:name="T29" style:family="text">
      <style:text-properties fo:font-variant="normal" fo:text-transform="none" fo:color="#000000" fo:letter-spacing="normal" fo:font-style="normal" style:text-underline-style="none" fo:font-weight="normal" style:font-weight-asian="normal" style:font-weight-complex="normal"/>
    </style:style>
    <style:style style:name="T30" style:family="text">
      <style:text-properties fo:font-variant="normal" fo:text-transform="none" fo:color="#000000" fo:letter-spacing="normal" fo:font-style="normal" style:text-underline-style="solid" style:text-underline-width="auto" style:text-underline-color="font-color"/>
    </style:style>
    <style:style style:name="T31" style:family="text">
      <style:text-properties fo:font-variant="normal" fo:text-transform="none" fo:color="#000000" fo:letter-spacing="normal" fo:font-style="normal" style:text-underline-style="solid" style:text-underline-width="auto" style:text-underline-color="font-color" fo:font-weight="bold" style:font-weight-asian="bold" style:font-weight-complex="bold"/>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fo:font-size="11pt" fo:letter-spacing="normal" fo:font-style="normal" style:text-underline-style="none" fo:font-weight="bold" style:font-size-asian="11pt" style:font-weight-asian="bold" style:font-size-complex="11pt" style:font-weight-complex="bold"/>
    </style:style>
    <style:style style:name="T34" style:family="text">
      <style:text-properties fo:font-variant="normal" fo:text-transform="none" fo:color="#000000" fo:font-size="11pt" fo:letter-spacing="normal" fo:font-style="normal" style:text-underline-style="none" fo:font-weight="normal" style:font-size-asian="11pt" style:font-weight-asian="normal" style:font-size-complex="11pt" style:font-weight-complex="normal"/>
    </style:style>
    <style:style style:name="T35" style:family="text">
      <style:text-properties fo:font-variant="normal" fo:text-transform="none" fo:color="#000000" style:font-name="Arial1" fo:font-size="9.75pt" fo:letter-spacing="normal" fo:font-style="normal" fo:font-weight="normal"/>
    </style:style>
    <style:style style:name="T36" style:family="text">
      <style:text-properties fo:font-variant="normal" fo:text-transform="none" fo:color="#000000"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37" style:family="text">
      <style:text-properties fo:font-variant="normal" fo:text-transform="none" fo:color="#000000" fo:font-size="9.75pt" fo:letter-spacing="normal" fo:font-style="normal" fo:font-weight="normal"/>
    </style:style>
    <style:style style:name="T38" style:family="text">
      <style:text-properties fo:font-weight="bold"/>
    </style:style>
    <style:style style:name="T39" style:family="text">
      <style:text-properties fo:font-style="italic"/>
    </style:style>
    <style:style style:name="T40" style:family="text">
      <style:text-properties fo:color="#222222"/>
    </style:style>
    <style:style style:name="T41" style:family="text">
      <style:text-properties fo:color="#222222" style:text-line-through-style="none" fo:font-weight="normal" style:text-blinking="false"/>
    </style:style>
    <style:style style:name="T42" style:family="text">
      <style:text-properties fo:color="#222222" style:text-line-through-style="none" style:text-blinking="false"/>
    </style:style>
    <style:style style:name="T43" style:family="text">
      <style:text-properties fo:color="#222222" fo:font-weight="normal"/>
    </style:style>
    <style:style style:name="T44" style:family="text">
      <style:text-properties fo:color="#222222" fo:font-weight="bold"/>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color="#000000"/>
    </style:style>
    <style:style style:name="T48" style:family="text">
      <style:text-properties fo:color="#000000" fo:font-weight="normal" style:font-weight-asian="normal" style:font-weight-complex="normal"/>
    </style:style>
    <style:style style:name="T49" style:family="text">
      <style:text-properties style:text-line-through-style="none" fo:font-weight="normal" style:text-blinking="false"/>
    </style:style>
    <style:style style:name="T50" style:family="text">
      <style:text-properties style:text-line-through-style="none" style:text-blinking="false"/>
    </style:style>
    <style:style style:name="T51" style:family="text">
      <style:text-properties style:text-underline-style="none"/>
    </style:style>
    <style:style style:name="T52" style:family="text">
      <style:text-properties style:font-name="Calibri"/>
    </style:style>
    <style:style style:name="T53" style:family="text">
      <style:text-properties style:font-name="Calibri" fo:font-size="11pt" style:font-size-asian="11pt" style:font-size-complex="11pt"/>
    </style:style>
    <style:style style:name="T54" style:family="text">
      <style:text-properties style:font-name="Calibri" fo:font-size="11pt" fo:font-weight="normal" style:font-size-asian="11pt" style:font-weight-asian="normal" style:font-size-complex="11pt" style:font-weight-complex="normal"/>
    </style:style>
    <style:style style:name="T55" style:family="text">
      <style:text-properties style:text-underline-style="solid" style:text-underline-width="auto" style:text-underline-color="font-color"/>
    </style:style>
    <style:style style:name="T56" style:family="text">
      <style:text-properties fo:font-size="11pt" style:font-size-asian="11pt" style:font-size-complex="11pt"/>
    </style:style>
    <style:style style:name="T57" style:family="text">
      <style:text-properties fo:font-size="11pt" fo:font-weight="normal" style:font-size-asian="11pt" style:font-weight-asian="normal" style:font-size-complex="11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62097664896481578" text:style-name="L1">
        <text:list-header>
          <text:p text:style-name="P25">Curriculum UE :</text:p>
          <text:p text:style-name="P24"/>
        </text:list-header>
      </text:list>
      <text:p text:style-name="P26"><text:span text:style-name="T14">S3 – Semestre 3 PMMI (</text:span><text:span text:style-name="T14">Préparation aux Magistères de Mathématique et d'Informatique)</text:span> </text:p>
      <text:p text:style-name="P22"/>
      <table:table table:name="Tableau5" table:style-name="Tableau5">
        <table:table-column table:style-name="Tableau5.A" table:number-columns-repeated="5"/>
        <table:table-row>
          <table:table-cell table:style-name="Tableau5.A1" office:value-type="string">
            <text:p text:style-name="P4"/>
          </table:table-cell>
          <table:table-cell table:style-name="Tableau5.A1" office:value-type="string">
            <text:p text:style-name="P4">ECTS</text:p>
          </table:table-cell>
          <table:table-cell table:style-name="Tableau5.A1" office:value-type="string">
            <text:p text:style-name="P4">Cours</text:p>
          </table:table-cell>
          <table:table-cell table:style-name="Tableau5.A1" office:value-type="string">
            <text:p text:style-name="P4">TD</text:p>
          </table:table-cell>
          <table:table-cell table:style-name="Tableau5.E1" office:value-type="string">
            <text:p text:style-name="P4">TP</text:p>
          </table:table-cell>
        </table:table-row>
        <table:table-row>
          <table:table-cell table:style-name="Tableau5.A2" office:value-type="string">
            <text:p text:style-name="P5">Analyse et convergence I</text:p>
          </table:table-cell>
          <table:table-cell table:style-name="Tableau5.B2" office:value-type="float" office:value="3.5">
            <text:p text:style-name="P4">3,5</text:p>
          </table:table-cell>
          <table:table-cell table:style-name="Tableau5.A2" office:value-type="string">
            <text:p text:style-name="P4">18h</text:p>
          </table:table-cell>
          <table:table-cell table:style-name="Tableau5.A2" office:value-type="string">
            <text:p text:style-name="P4">30h</text:p>
            <text:p text:style-name="P4"/>
          </table:table-cell>
          <table:table-cell table:style-name="Tableau5.E2" office:value-type="string">
            <text:p text:style-name="P4"/>
          </table:table-cell>
        </table:table-row>
      </table:table>
      <text:p text:style-name="P22"/>
      <text:p text:style-name="P22">Description :<text:span text:style-name="T46"> Convergence d’intégrale,  convergence de suite de fonctions, convergence de suite de fonctions (simple, normale, uniforme), dérivation de séries de fonctions, rayon de convergence.</text:span></text:p>
      <text:p text:style-name="P22"><text:span text:style-name="T46"/></text:p>
      <table:table table:name="Tableau6" table:style-name="Tableau6">
        <table:table-column table:style-name="Tableau6.A"/>
        <table:table-column table:style-name="Tableau6.B"/>
        <table:table-column table:style-name="Tableau6.C"/>
        <table:table-column table:style-name="Tableau6.B"/>
        <table:table-column table:style-name="Tableau6.C"/>
        <table:table-row>
          <table:table-cell table:style-name="Tableau6.A1" office:value-type="string">
            <text:p text:style-name="P4"/>
          </table:table-cell>
          <table:table-cell table:style-name="Tableau6.A1" office:value-type="string">
            <text:p text:style-name="P4">ECTS</text:p>
          </table:table-cell>
          <table:table-cell table:style-name="Tableau6.A1" office:value-type="string">
            <text:p text:style-name="P4">Cours</text:p>
          </table:table-cell>
          <table:table-cell table:style-name="Tableau6.A1" office:value-type="string">
            <text:p text:style-name="P4">TD</text:p>
          </table:table-cell>
          <table:table-cell table:style-name="Tableau6.E1" office:value-type="string">
            <text:p text:style-name="P4">TP</text:p>
          </table:table-cell>
        </table:table-row>
        <table:table-row>
          <table:table-cell table:style-name="Tableau6.A2" office:value-type="string">
            <text:p text:style-name="P5">Algèbre linéaire</text:p>
          </table:table-cell>
          <table:table-cell table:style-name="Tableau6.B2" office:value-type="float" office:value="5">
            <text:p text:style-name="P4">5</text:p>
          </table:table-cell>
          <table:table-cell table:style-name="Tableau6.A2" office:value-type="string">
            <text:p text:style-name="P4">18h</text:p>
          </table:table-cell>
          <table:table-cell table:style-name="Tableau6.A2" office:value-type="string">
            <text:p text:style-name="P4">30h</text:p>
          </table:table-cell>
          <table:table-cell table:style-name="Tableau6.E2" office:value-type="string">
            <text:p text:style-name="P4"/>
          </table:table-cell>
        </table:table-row>
      </table:table>
      <text:p text:style-name="P18"><text:span text:style-name="T18"/></text:p>
      <text:p text:style-name="P18"><text:span text:style-name="T18">Description : </text:span>Bases de l’algèbre linéaire, réduction des endomorphismes, déterminants, espaces vectoriels euclidiens.</text:p>
      <text:p text:style-name="P18"/>
      <table:table table:name="Tableau7" table:style-name="Tableau7">
        <table:table-column table:style-name="Tableau7.A"/>
        <table:table-column table:style-name="Tableau7.B"/>
        <table:table-column table:style-name="Tableau7.C"/>
        <table:table-column table:style-name="Tableau7.B"/>
        <table:table-column table:style-name="Tableau7.C"/>
        <table:table-row>
          <table:table-cell table:style-name="Tableau7.A1" office:value-type="string">
            <text:p text:style-name="P4"/>
          </table:table-cell>
          <table:table-cell table:style-name="Tableau7.A1" office:value-type="string">
            <text:p text:style-name="P4">ECTS</text:p>
          </table:table-cell>
          <table:table-cell table:style-name="Tableau7.A1" office:value-type="string">
            <text:p text:style-name="P4">Cours</text:p>
          </table:table-cell>
          <table:table-cell table:style-name="Tableau7.A1" office:value-type="string">
            <text:p text:style-name="P4">TD</text:p>
          </table:table-cell>
          <table:table-cell table:style-name="Tableau7.E1" office:value-type="string">
            <text:p text:style-name="P4">TP</text:p>
          </table:table-cell>
        </table:table-row>
        <table:table-row>
          <table:table-cell table:style-name="Tableau7.A2" office:value-type="string">
            <text:p text:style-name="P5">Fonctions de plusieurs variables</text:p>
          </table:table-cell>
          <table:table-cell table:style-name="Tableau7.B2" office:value-type="float" office:value="5">
            <text:p text:style-name="P4">5</text:p>
          </table:table-cell>
          <table:table-cell table:style-name="Tableau7.A2" office:value-type="string">
            <text:p text:style-name="P4">18h</text:p>
          </table:table-cell>
          <table:table-cell table:style-name="Tableau7.A2" office:value-type="string">
            <text:p text:style-name="P4">30h</text:p>
          </table:table-cell>
          <table:table-cell table:style-name="Tableau7.E2" office:value-type="string">
            <text:p text:style-name="P4"/>
          </table:table-cell>
        </table:table-row>
      </table:table>
      <text:p text:style-name="P11"><text:span text:style-name="T15"/></text:p>
      <text:p text:style-name="P11"><text:span text:style-name="T15">Description :</text:span><text:span text:style-name="T13"> </text:span><text:span text:style-name="T16">Ce module permet d'approfondir les connaissances sur la topologie de R et les fonctions de plusieurs variables :</text:span></text:p>
      <text:list xml:id="list316535897746704926" text:style-name="L6">
        <text:list-item>
          <text:p text:style-name="P38">Topologie de R : Ouverts, fermés, voisinages compacité, Bolzano-Weierstrass. Suites de Cauchy, R est complet. Connexité, intervalles.</text:p>
        </text:list-item>
        <text:list-item>
          <text:p text:style-name="P38">Fonctions sur Rd (illustration sur d=2,3) : Continuité, ensembles ouverts, fermés, ensembles bornés. Dérivées partielles, fonctions de classe C1, C2.</text:p>
        </text:list-item>
        <text:list-item>
          <text:p text:style-name="P38">Formule de Taylor à l'ordre 1 et 2, avec reste intégral et o().</text:p>
        </text:list-item>
        <text:list-item>
          <text:p text:style-name="P38">Lignes de niveau, gradients.</text:p>
        </text:list-item>
        <text:list-item>
          <text:p text:style-name="P38">Points critiques, Hessien, extremas locaux.</text:p>
        </text:list-item>
        <text:list-item>
          <text:p text:style-name="P38">Tracé de parties de Rd définies par des inégalités.</text:p>
        </text:list-item>
        <text:list-item>
          <text:p text:style-name="P38">Dérivation des fonctions composées dans les cas f de R^d dans R, u de R dans R^d, v de R^d dans R^d et w de R dans R : f o v, f o u, w o f.</text:p>
        </text:list-item>
        <text:list-item>
          <text:p text:style-name="P38">Courbes du plan et surfaces dans l'espace. Droites et plan tangent, vecteur normal.</text:p>
        </text:list-item>
      </text:list>
      <text:p text:style-name="P19"/>
      <table:table table:name="Tableau11" table:style-name="Tableau11">
        <table:table-column table:style-name="Tableau11.A"/>
        <table:table-column table:style-name="Tableau11.B"/>
        <table:table-column table:style-name="Tableau11.C"/>
        <table:table-column table:style-name="Tableau11.B"/>
        <table:table-column table:style-name="Tableau11.C"/>
        <table:table-row>
          <table:table-cell table:style-name="Tableau11.A1" office:value-type="string">
            <text:p text:style-name="P4"/>
          </table:table-cell>
          <table:table-cell table:style-name="Tableau11.A1" office:value-type="string">
            <text:p text:style-name="P4">ECTS</text:p>
          </table:table-cell>
          <table:table-cell table:style-name="Tableau11.A1" office:value-type="string">
            <text:p text:style-name="P4">Cours</text:p>
          </table:table-cell>
          <table:table-cell table:style-name="Tableau11.A1" office:value-type="string">
            <text:p text:style-name="P4">TD</text:p>
          </table:table-cell>
          <table:table-cell table:style-name="Tableau11.E1" office:value-type="string">
            <text:p text:style-name="P4">TP</text:p>
          </table:table-cell>
        </table:table-row>
        <table:table-row>
          <table:table-cell table:style-name="Tableau11.A2" office:value-type="string">
            <text:p text:style-name="P5">Anglais</text:p>
          </table:table-cell>
          <table:table-cell table:style-name="Tableau11.B2" office:value-type="float" office:value="2.5">
            <text:p text:style-name="P4">2,5</text:p>
          </table:table-cell>
          <table:table-cell table:style-name="Tableau11.A2" office:value-type="string">
            <text:p text:style-name="P4"/>
          </table:table-cell>
          <table:table-cell table:style-name="Tableau11.A2" office:value-type="string">
            <text:p text:style-name="P4">25h</text:p>
          </table:table-cell>
          <table:table-cell table:style-name="Tableau11.E2" office:value-type="string">
            <text:p text:style-name="P4"/>
          </table:table-cell>
        </table:table-row>
      </table:table>
      <text:p text:style-name="P12"/>
      <text:p text:style-name="P12">Compétences :</text:p>
      <text:p text:style-name="P30">Attendus de l'UE Langue-Anglais2 : Niveau B1 minimum dans les 5 compétences linguistiques</text:p>
      <text:p text:style-name="P34"><text:soft-page-break/><text:span text:style-name="T38">Description :</text:span> ANGLAIS GÉNÉRAL. Cette UE s'inscrit dans la continuité de l'UE Langue-Anglais1 : on prolongera notamment le travail sur la prononciation ainsi que l'approche actionnelle dans les 5 compétences à partir de thèmes choisis (interaction à travers de documents écrits et/ou audiovisuels centrés sur une problématique et un scénario de communication). Le travail se fera par groupes de niveau. </text:p>
      <text:p text:style-name="P34"/>
      <table:table table:name="Tableau8" table:style-name="Tableau8">
        <table:table-column table:style-name="Tableau8.A"/>
        <table:table-column table:style-name="Tableau8.B"/>
        <table:table-column table:style-name="Tableau8.C"/>
        <table:table-column table:style-name="Tableau8.B"/>
        <table:table-column table:style-name="Tableau8.C"/>
        <table:table-row>
          <table:table-cell table:style-name="Tableau8.A1" office:value-type="string">
            <text:p text:style-name="P4"/>
          </table:table-cell>
          <table:table-cell table:style-name="Tableau8.A1" office:value-type="string">
            <text:p text:style-name="P4">ECTS</text:p>
          </table:table-cell>
          <table:table-cell table:style-name="Tableau8.A1" office:value-type="string">
            <text:p text:style-name="P4">Cours</text:p>
          </table:table-cell>
          <table:table-cell table:style-name="Tableau8.A1" office:value-type="string">
            <text:p text:style-name="P4">TD</text:p>
          </table:table-cell>
          <table:table-cell table:style-name="Tableau8.E1" office:value-type="string">
            <text:p text:style-name="P4">TP</text:p>
          </table:table-cell>
        </table:table-row>
        <table:table-row>
          <table:table-cell table:style-name="Tableau8.A2" office:value-type="string">
            <text:p text:style-name="P5">Introduction à la programmation objet</text:p>
          </table:table-cell>
          <table:table-cell table:style-name="Tableau8.B2" office:value-type="float" office:value="5">
            <text:p text:style-name="P4">5</text:p>
          </table:table-cell>
          <table:table-cell table:style-name="Tableau8.A2" office:value-type="string">
            <text:p text:style-name="P4">18h</text:p>
          </table:table-cell>
          <table:table-cell table:style-name="Tableau8.A2" office:value-type="string">
            <text:p text:style-name="P4"/>
          </table:table-cell>
          <table:table-cell table:style-name="Tableau8.E2" office:value-type="string">
            <text:p text:style-name="P4">32h</text:p>
          </table:table-cell>
        </table:table-row>
      </table:table>
      <text:p text:style-name="P16"/>
      <text:p text:style-name="P16">Compétences :</text:p>
      <text:p text:style-name="P31">Apprendre à utiliser un langage moderne / de haut niveau qui dispose d'une API complète. <text:line-break/><text:span text:style-name="T38">Description :</text:span> Le cours introduit l'utilisation des structures de données pour apprendre à manipuler les objets, en particulier l'API collections. Suivant le schema syntaxique géneral<text:span text:style-name="T39">reference.nom_methode(parametres),</text:span> on developpe l'idee générale de l'abstraction des programmes via des interfaces (le programmeur peut utiliser un systeme compliqué comme une boite noire via son interface et passer facilement d'une implémentation à une autre). <text:line-break/><text:span text:style-name="T55">Plan du cours:</text:span></text:p>
      <text:list xml:id="list7317723914600712608" text:style-name="L2">
        <text:list-item>
          <text:p text:style-name="P45">Les bases de java : principe des machines virtuelles et syntaxe de<text:line-break/>base (variables, boucles, conditions, tableaux, fonctions).</text:p>
        </text:list-item>
        <text:list-item>
          <text:p text:style-name="P45">Introduction aux tests unitaires : c'est utile et cela permet de mettre en œuvre<text:line-break/>les notions de base de java</text:p>
        </text:list-item>
        <text:list-item>
          <text:p text:style-name="P45">Programmation de «haut niveau» : comment utiliser une API orientée objet -&gt; la classe String et ses méthodes<text:line-break/>- la classe ArrayList et ses méthodes (transition avec le point 5) <text:line-break/>- comment utiliser la documentation javadoc</text:p>
        </text:list-item>
        <text:list-item>
          <text:p text:style-name="P45">Introduction à la complexité<text:line-break/>- Application aux algorithmes de tri</text:p>
        </text:list-item>
        <text:list-item>
          <text:p text:style-name="P45">Structures de données<text:line-break/>- listes (ArrayList et LinkedList) <text:line-break/>- tableau associatif (HashMap)</text:p>
        </text:list-item>
      </text:list>
      <text:p text:style-name="P7"/>
      <table:table table:name="Tableau9" table:style-name="Tableau9">
        <table:table-column table:style-name="Tableau9.A"/>
        <table:table-column table:style-name="Tableau9.B"/>
        <table:table-column table:style-name="Tableau9.C"/>
        <table:table-column table:style-name="Tableau9.B"/>
        <table:table-column table:style-name="Tableau9.C"/>
        <table:table-row>
          <table:table-cell table:style-name="Tableau9.A1" office:value-type="string">
            <text:p text:style-name="P4"/>
          </table:table-cell>
          <table:table-cell table:style-name="Tableau9.A1" office:value-type="string">
            <text:p text:style-name="P4">ECTS</text:p>
          </table:table-cell>
          <table:table-cell table:style-name="Tableau9.A1" office:value-type="string">
            <text:p text:style-name="P4">Cours</text:p>
          </table:table-cell>
          <table:table-cell table:style-name="Tableau9.A1" office:value-type="string">
            <text:p text:style-name="P4">TD</text:p>
          </table:table-cell>
          <table:table-cell table:style-name="Tableau9.E1" office:value-type="string">
            <text:p text:style-name="P4">TP</text:p>
          </table:table-cell>
        </table:table-row>
        <table:table-row>
          <table:table-cell table:style-name="Tableau9.A2" office:value-type="string">
            <text:p text:style-name="P5">Mathématiques pour l'informatique</text:p>
          </table:table-cell>
          <table:table-cell table:style-name="Tableau9.B2" office:value-type="float" office:value="4">
            <text:p text:style-name="P4">4</text:p>
          </table:table-cell>
          <table:table-cell table:style-name="Tableau9.A2" office:value-type="string">
            <text:p text:style-name="P4">20h</text:p>
          </table:table-cell>
          <table:table-cell table:style-name="Tableau9.A2" office:value-type="string">
            <text:p text:style-name="P4">20h</text:p>
          </table:table-cell>
          <table:table-cell table:style-name="Tableau9.E2" office:value-type="string">
            <text:p text:style-name="P4">10h</text:p>
          </table:table-cell>
        </table:table-row>
      </table:table>
      <text:p text:style-name="P22"/>
      <text:p text:style-name="P22">Description :</text:p>
      <text:list xml:id="list4956569685562969055" text:style-name="L3">
        <text:list-item>
          <text:p text:style-name="P39">Calcul ensembliste : ensemble, élément, inclusion, produit, réunion, intersection, différence, complémentaire, partition</text:p>
        </text:list-item>
        <text:list-item>
          <text:p text:style-name="P39">Fonctions : domaine, images, injective, surjective, bijective</text:p>
        </text:list-item>
        <text:list-item>
          <text:p text:style-name="P39">Cardinaux : ensembles finis, dénombrables</text:p>
        </text:list-item>
        <text:list-item>
          <text:p text:style-name="P39">Opérations et relations : opérations sur les relations, propriétés des relations binaires, congruence, équivalence</text:p>
        </text:list-item>
        <text:list-item>
          <text:p text:style-name="P39">Combinatoire : permutations, arrangements, combinaison, fonction caractéristique, comptage des ensembles finis</text:p>
        </text:list-item>
        <text:list-item>
          <text:p text:style-name="P39"><text:soft-page-break/>Combinatoire avancée</text:p>
          <text:list>
            <text:list-item>
              <text:p text:style-name="P39">Suites récurrentes : récurrences linéaires, dénombrements, nombres de Stirling</text:p>
            </text:list-item>
            <text:list-item>
              <text:p text:style-name="P39">Séries génératrices : operations sur les séries, séries exponentielles, décomposition en éléments simples</text:p>
            </text:list-item>
            <text:list-item>
              <text:p text:style-name="P39">Applications des séries génératrices aux suites récurrentes, application à l'analyse en moyenne d'algorithmes</text:p>
            </text:list-item>
            <text:list-item>
              <text:p text:style-name="P39">Comportements asymptotiques</text:p>
            </text:list-item>
          </text:list>
        </text:list-item>
        <text:list-item>
          <text:p text:style-name="P39">Probabilités discrètes : épreuves, évènements, espace de probabilité</text:p>
        </text:list-item>
        <text:list-item>
          <text:p text:style-name="P39">Probabilités conditionnelles et événements indépendants : Formule de Bayes, probabilités produit</text:p>
        </text:list-item>
        <text:list-item>
          <text:p text:style-name="P39">Variables aléatoires : espérances, application aux expérimentations</text:p>
        </text:list-item>
        <text:list-item>
          <text:p text:style-name="P39">Fonctions génératrices</text:p>
        </text:list-item>
        <text:list-item>
          <text:p text:style-name="P39">Lois de probabilité usuelles : Bernoulli, binomiale, géométrique, Poisson, uniforme</text:p>
        </text:list-item>
        <text:list-item>
          <text:p text:style-name="P39">Chaines de Markov finies : définition, exemples, matrice de transition, propriétés</text:p>
        </text:list-item>
        <text:list-item>
          <text:p text:style-name="P39">Classification des états : Chaînes irréductibles, probabilités et temps moyen d'absorption</text:p>
        </text:list-item>
      </text:list>
      <text:p text:style-name="P7"/>
      <table:table table:name="Tableau10" table:style-name="Tableau10">
        <table:table-column table:style-name="Tableau10.A"/>
        <table:table-column table:style-name="Tableau10.B"/>
        <table:table-column table:style-name="Tableau10.C"/>
        <table:table-column table:style-name="Tableau10.B"/>
        <table:table-column table:style-name="Tableau10.C"/>
        <table:table-row>
          <table:table-cell table:style-name="Tableau10.A1" office:value-type="string">
            <text:p text:style-name="P4"/>
          </table:table-cell>
          <table:table-cell table:style-name="Tableau10.A1" office:value-type="string">
            <text:p text:style-name="P4">ECTS</text:p>
          </table:table-cell>
          <table:table-cell table:style-name="Tableau10.A1" office:value-type="string">
            <text:p text:style-name="P4">Cours</text:p>
          </table:table-cell>
          <table:table-cell table:style-name="Tableau10.A1" office:value-type="string">
            <text:p text:style-name="P4">TD</text:p>
          </table:table-cell>
          <table:table-cell table:style-name="Tableau10.E1" office:value-type="string">
            <text:p text:style-name="P4">TP</text:p>
          </table:table-cell>
        </table:table-row>
        <table:table-row>
          <table:table-cell table:style-name="Tableau10.A2" office:value-type="string">
            <text:p text:style-name="P5">Architecture des ordinateurs</text:p>
          </table:table-cell>
          <table:table-cell table:style-name="Tableau10.B2" office:value-type="float" office:value="5">
            <text:p text:style-name="P4">5</text:p>
          </table:table-cell>
          <table:table-cell table:style-name="Tableau10.A2" office:value-type="string">
            <text:p text:style-name="P4">20h</text:p>
          </table:table-cell>
          <table:table-cell table:style-name="Tableau10.A2" office:value-type="string">
            <text:p text:style-name="P4">20h</text:p>
          </table:table-cell>
          <table:table-cell table:style-name="Tableau10.E2" office:value-type="string">
            <text:p text:style-name="P4">10h</text:p>
          </table:table-cell>
        </table:table-row>
      </table:table>
      <text:p text:style-name="P23"/>
      <text:p text:style-name="P23">Compétences globales:</text:p>
      <text:list xml:id="list436306936747171865" text:style-name="L4">
        <text:list-item>
          <text:p text:style-name="P40">Compréhension de l’impact des caractéristiques de la technologie numérique</text:p>
          <text:p text:style-name="P49">sur les propriétés fondamentales des systèmes de traitement de l’information.</text:p>
          <text:p text:style-name="P35">Connaissances disciplinaires:</text:p>
        </text:list-item>
        <text:list-item>
          <text:p text:style-name="P40">Représentation de l’information ; opérateurs combinatoires et</text:p>
          <text:p text:style-name="P49">séquentiels ; organisation matérielle des mémoires ; réalisation des fonctions essentielles d’un</text:p>
          <text:p text:style-name="P49">langage de haut niveau impératif sur un jeu d’instruction RISC ; micro-architecture non-pipelinée. </text:p>
        </text:list-item>
      </text:list>
      <text:p text:style-name="P37"><text:span text:style-name="T15">Description :</text:span><text:span text:style-name="T13"> </text:span><text:span text:style-name="T16">Cet enseignement est organisé autour d’une démarche précise : expliciter à chaque étape les liens </text:span><text:line-break/><text:span text:style-name="T16">essentiels entre concepts de haut niveau et infrastructure matérielle. Le module couvre les aspects suivants:</text:span></text:p>
      <text:list xml:id="list4735349670529170602" text:style-name="L5">
        <text:list-header>
          <text:p text:style-name="P36">Représentation de l’information :</text:p>
        </text:list-header>
        <text:list-item>
          <text:p text:style-name="P46">:Numérisation, pourquoi et comment. Contraintes des opérateurs<text:line-break/>vers l’encodage et conséquence sur les types en machine. Représentation des caractères, des <text:line-break/>entiers et des réels. Introduction à l’arithmétique en machine, exemples simples d’instabilité <text:line-break/>numérique. Traitement des exceptions. Rôle des options de compilation sur la précision et la <text:line-break/>reproductibilité, à partir des options de gcc. <text:span text:style-name="T39">Opérateurs matériels:</text:span></text:p>
        </text:list-item>
        <text:list-item>
          <text:p text:style-name="P46">Introduction à la technologie des circuits intégrés, loi de Moore. Réalisations<text:line-break/>génériques des fonctions logiques. Opérateurs combinatoires : les fonctions multiplexage, décodage, <text:line-break/>encodage ; réalisation à base de multiplexeurs et de tables (LUT), ROMs et PLAs, logique en tranches ; <text:line-break/>introduction aux diagrammes de décision binaires (BDD). Opérateurs séquentiels et discrétisation du <text:line-break/>temps ; automates de Moore et de Mealy. Organisation matérielle des mémoires, caractéristiques liées <text:line-break/>aux temps d’accès séquentiels et à l’alignement. <text:span text:style-name="T39">Jeu d’instructions</text:span></text:p>
        </text:list-item>
        <text:list-item>
          <text:p text:style-name="P46"><text:soft-page-break/>: Modèle d’exécution de Von-Neuman.Réalisation des fonctions essentielles d’un<text:line-break/>langage de haut niveau impératif sur un jeu d’instruction RISC (MIPS 32) : transcription des <text:line-break/>instructions arithmétiques, de la séquence et des ruptures de séquence (conditionnelles, boucle while <text:line-break/>et boucle repeat), des procédures ; représentation des données en mémoire, pour les types scalaires <text:line-break/>(little endian et big endian) et les tableaux. <text:span text:style-name="T39">Micro-architecture non pipelinée</text:span></text:p>
        </text:list-item>
        <text:list-item>
          <text:p text:style-name="P46">: Cette partie du cours montre comment on peut réaliser les<text:line-break/>fonctionnalités du jeu d’instruction présenté dans la troisième partie avec les opérateurs matériels <text:line-break/>de la deuxième partie. Les compromis technologiques explicités sont centrés sur la fréquence <text:line-break/>d’horloge.</text:p>
        </text:list-item>
        <text:list-item>
          <text:p text:style-name="P48"><text:span text:style-name="T16">Le cours se termine par une brève introduction à l’évolution de la technologie et aux architectures<text:line-break/>récentes (pipeline) et actuelles (multi-cœurs).</text:span></text:p>
        </text:list-item>
      </text:list>
      <text:p text:style-name="P28"/>
      <text:p text:style-name="P20">S4 – Semestre 4 Mathématiques</text:p>
      <text:p text:style-name="P22"/>
      <table:table table:name="Tableau3" table:style-name="Tableau3">
        <table:table-column table:style-name="Tableau3.A" table:number-columns-repeated="5"/>
        <table:table-row>
          <table:table-cell table:style-name="Tableau3.A1" office:value-type="string">
            <text:p text:style-name="P4"/>
          </table:table-cell>
          <table:table-cell table:style-name="Tableau3.A1" office:value-type="string">
            <text:p text:style-name="P4">ECTS</text:p>
          </table:table-cell>
          <table:table-cell table:style-name="Tableau3.A1" office:value-type="string">
            <text:p text:style-name="P4">Cours</text:p>
          </table:table-cell>
          <table:table-cell table:style-name="Tableau3.A1" office:value-type="string">
            <text:p text:style-name="P4">TD</text:p>
          </table:table-cell>
          <table:table-cell table:style-name="Tableau3.E1" office:value-type="string">
            <text:p text:style-name="P4">TP</text:p>
          </table:table-cell>
        </table:table-row>
        <table:table-row>
          <table:table-cell table:style-name="Tableau3.A2" office:value-type="string">
            <text:p text:style-name="P5">Analyse et convergence II</text:p>
          </table:table-cell>
          <table:table-cell table:style-name="Tableau3.B2" office:value-type="float" office:value="5">
            <text:p text:style-name="P4">5</text:p>
          </table:table-cell>
          <table:table-cell table:style-name="Tableau3.A2" office:value-type="string">
            <text:p text:style-name="P4">18h</text:p>
          </table:table-cell>
          <table:table-cell table:style-name="Tableau3.A2" office:value-type="string">
            <text:p text:style-name="P4">30h</text:p>
          </table:table-cell>
          <table:table-cell table:style-name="Tableau3.E2" office:value-type="string">
            <text:p text:style-name="P4"/>
          </table:table-cell>
        </table:table-row>
      </table:table>
      <text:p text:style-name="P22"/>
      <text:p text:style-name="P22">Description :<text:span text:style-name="T46"> Suites de fonctions,  séries de fonctions, fonctions définies par intégrales à paramètres, séries de Fourier.</text:span></text:p>
      <text:p text:style-name="P7"/>
      <table:table table:name="Tableau12" table:style-name="Tableau12">
        <table:table-column table:style-name="Tableau12.A" table:number-columns-repeated="5"/>
        <table:table-row>
          <table:table-cell table:style-name="Tableau12.A1" office:value-type="string">
            <text:p text:style-name="P4"/>
          </table:table-cell>
          <table:table-cell table:style-name="Tableau12.A1" office:value-type="string">
            <text:p text:style-name="P4">ECTS</text:p>
          </table:table-cell>
          <table:table-cell table:style-name="Tableau12.A1" office:value-type="string">
            <text:p text:style-name="P4">Cours</text:p>
          </table:table-cell>
          <table:table-cell table:style-name="Tableau12.A1" office:value-type="string">
            <text:p text:style-name="P4">TD</text:p>
          </table:table-cell>
          <table:table-cell table:style-name="Tableau12.E1" office:value-type="string">
            <text:p text:style-name="P4">TP</text:p>
          </table:table-cell>
        </table:table-row>
        <table:table-row>
          <table:table-cell table:style-name="Tableau12.A2" office:value-type="string">
            <text:p text:style-name="P5">Algèbre</text:p>
          </table:table-cell>
          <table:table-cell table:style-name="Tableau12.B2" office:value-type="float" office:value="5">
            <text:p text:style-name="P4">5</text:p>
          </table:table-cell>
          <table:table-cell table:style-name="Tableau12.A2" office:value-type="string">
            <text:p text:style-name="P4">18h</text:p>
          </table:table-cell>
          <table:table-cell table:style-name="Tableau12.A2" office:value-type="string">
            <text:p text:style-name="P4">30h</text:p>
          </table:table-cell>
          <table:table-cell table:style-name="Tableau12.E2" office:value-type="string">
            <text:p text:style-name="P4"/>
          </table:table-cell>
        </table:table-row>
      </table:table>
      <text:p text:style-name="P22"/>
      <text:p text:style-name="P22">Description : <text:span text:style-name="T46">Arithmétique dans Z : division euclidienne, relation de divisibilité et congruences, diviseurs communs, pgcd, algorithme d'Euclide étendu, théorème de Bezout, théorème de Gauss, théorème des restes chinois, nombres premiers, lemme d'Euclide, existence et unicité de la décomposition d'un entier en produit de nombres premiers. RSA et cryptographie.</text:span></text:p>
      <text:p text:style-name="P33"><text:span text:style-name="T46">•Les polynômes : degré, racines, théorème de D'Alembert-Gau</text:span>ss (admis) : relations entre racines et coefficients.</text:p>
      <text:p text:style-name="P33">•Les anneaux Z et K[X] (K=R ou C ou Q) : divisibilité, éléments inversibles, éléments irréductibles, éléments irréductibles de Z, C[X] et R[X], notion d'idéal, d'anneau principal, euclidien, division euclidienne des polynômes, algorithme d'Euclide étendu, pgcd, théorème de Bezout.</text:p>
      <text:p text:style-name="P33">•L'anneau Z/nZ : éléments inversibles, diviseurs de zéro, cas où n est premier.</text:p>
      <text:p text:style-name="P33">•Corps. Corps des fractions rationnelles : décomposition en éléments simples.</text:p>
      <text:p text:style-name="P33">•<text:span text:style-name="T1"> </text:span>Permutations : groupe des permutations, transpositions, décomposition d'une permutation en produit de transpositions, signature, cycles, décomposition d'une permutation en produit de cycles à supports disjoints.</text:p>
      <text:p text:style-name="P27"><text:span text:style-name="T51"/></text:p>
      <table:table table:name="Tableau13" table:style-name="Tableau13">
        <table:table-column table:style-name="Tableau13.A" table:number-columns-repeated="5"/>
        <table:table-row>
          <table:table-cell table:style-name="Tableau13.A1" office:value-type="string">
            <text:p text:style-name="P4"/>
          </table:table-cell>
          <table:table-cell table:style-name="Tableau13.A1" office:value-type="string">
            <text:p text:style-name="P4">ECTS</text:p>
          </table:table-cell>
          <table:table-cell table:style-name="Tableau13.A1" office:value-type="string">
            <text:p text:style-name="P4">Cours</text:p>
          </table:table-cell>
          <table:table-cell table:style-name="Tableau13.A1" office:value-type="string">
            <text:p text:style-name="P4">TD</text:p>
          </table:table-cell>
          <table:table-cell table:style-name="Tableau13.E1" office:value-type="string">
            <text:p text:style-name="P4">TP</text:p>
          </table:table-cell>
        </table:table-row>
        <table:table-row>
          <table:table-cell table:style-name="Tableau13.A2" office:value-type="string">
            <text:p text:style-name="P5">Probabilités et statistique </text:p>
          </table:table-cell>
          <table:table-cell table:style-name="Tableau13.B2" office:value-type="float" office:value="5">
            <text:p text:style-name="P4">5</text:p>
          </table:table-cell>
          <table:table-cell table:style-name="Tableau13.A2" office:value-type="string">
            <text:p text:style-name="P4">21h</text:p>
          </table:table-cell>
          <table:table-cell table:style-name="Tableau13.A2" office:value-type="string">
            <text:p text:style-name="P4">16h</text:p>
          </table:table-cell>
          <table:table-cell table:style-name="Tableau13.E2" office:value-type="string">
            <text:p text:style-name="P4">8h</text:p>
          </table:table-cell>
        </table:table-row>
      </table:table>
      <text:p text:style-name="P27"><text:soft-page-break/><text:span text:style-name="T51"><text:s/></text:span></text:p>
      <text:p text:style-name="P27"><text:span text:style-name="T17">Description :</text:span><text:span text:style-name="T21"> </text:span><text:span text:style-name="T19">Espace de probabilité discret : notion de modèle d'une expérience aléatoire, construction d'un espace de probabilité, espace et probabilité produit, indépendance et probabilités conditionnelles. </text:span><text:span text:style-name="T51"><text:line-break/></text:span><text:span text:style-name="T19">Variables aléatoires discrètes : espérance et variance, lois et représentations graphiques, lois et modèles classiques. Statistiques : Loi des grands nombres et problèmes d'estimation. Introduction aux tests d'hypothèses et intervalles de confiance. </text:span><text:span text:style-name="T51"><text:line-break/></text:span><text:span text:style-name="T19">Des séances de TD sur machine permettront d'illustrer les notions vues en cours, de simuler des expériences aléatoires et de travailler sur l'interprétation des résultats d'une expérience aléatoire. Un travail personnel sera demandé à la suite de ces séances. </text:span><text:span text:style-name="T51"><text:line-break/></text:span></text:p>
      <table:table table:name="Tableau14" table:style-name="Tableau14">
        <table:table-column table:style-name="Tableau14.A" table:number-columns-repeated="5"/>
        <table:table-row>
          <table:table-cell table:style-name="Tableau14.A1" office:value-type="string">
            <text:p text:style-name="P4"/>
          </table:table-cell>
          <table:table-cell table:style-name="Tableau14.A1" office:value-type="string">
            <text:p text:style-name="P4">ECTS</text:p>
          </table:table-cell>
          <table:table-cell table:style-name="Tableau14.A1" office:value-type="string">
            <text:p text:style-name="P4">Cours</text:p>
          </table:table-cell>
          <table:table-cell table:style-name="Tableau14.A1" office:value-type="string">
            <text:p text:style-name="P4">TD</text:p>
          </table:table-cell>
          <table:table-cell table:style-name="Tableau14.E1" office:value-type="string">
            <text:p text:style-name="P4">TP</text:p>
          </table:table-cell>
        </table:table-row>
        <table:table-row>
          <table:table-cell table:style-name="Tableau14.A2" office:value-type="string">
            <text:p text:style-name="P5">Introduction aux calculs scientifique</text:p>
          </table:table-cell>
          <table:table-cell table:style-name="Tableau14.B2" office:value-type="float" office:value="5">
            <text:p text:style-name="P4">5</text:p>
          </table:table-cell>
          <table:table-cell table:style-name="Tableau14.A2" office:value-type="string">
            <text:p text:style-name="P4">20h</text:p>
          </table:table-cell>
          <table:table-cell table:style-name="Tableau14.A2" office:value-type="string">
            <text:p text:style-name="P4">20h</text:p>
          </table:table-cell>
          <table:table-cell table:style-name="Tableau14.E2" office:value-type="string">
            <text:p text:style-name="P4">10h</text:p>
          </table:table-cell>
        </table:table-row>
      </table:table>
      <text:p text:style-name="P7"/>
      <text:p text:style-name="P9"><text:span text:style-name="T18">Description : </text:span><text:span text:style-name="T20">M</text:span><text:span text:style-name="T46">éthode</text:span> de Newton, la méthode de la sécante, méthode du point fixe, limite de suites et vitesse de convergence, interpolation de Lagrange, phénomène de Runge, programmation en Python.</text:p>
      <text:p text:style-name="P9"/>
      <table:table table:name="Tableau15" table:style-name="Tableau15">
        <table:table-column table:style-name="Tableau15.A" table:number-columns-repeated="5"/>
        <table:table-row>
          <table:table-cell table:style-name="Tableau15.A1" office:value-type="string">
            <text:p text:style-name="P4"/>
          </table:table-cell>
          <table:table-cell table:style-name="Tableau15.A1" office:value-type="string">
            <text:p text:style-name="P4">ECTS</text:p>
          </table:table-cell>
          <table:table-cell table:style-name="Tableau15.A1" office:value-type="string">
            <text:p text:style-name="P4">Cours</text:p>
          </table:table-cell>
          <table:table-cell table:style-name="Tableau15.A1" office:value-type="string">
            <text:p text:style-name="P4">TD</text:p>
          </table:table-cell>
          <table:table-cell table:style-name="Tableau15.E1" office:value-type="string">
            <text:p text:style-name="P4">TP</text:p>
          </table:table-cell>
        </table:table-row>
        <table:table-row>
          <table:table-cell table:style-name="Tableau15.A2" office:value-type="string">
            <text:p text:style-name="P5">Sensibilisation aux métiers de l'enseignement</text:p>
          </table:table-cell>
          <table:table-cell table:style-name="Tableau15.B2" office:value-type="float" office:value="5">
            <text:p text:style-name="P4">5</text:p>
          </table:table-cell>
          <table:table-cell table:style-name="Tableau15.A2" office:value-type="string">
            <text:p text:style-name="P4"/>
          </table:table-cell>
          <table:table-cell table:style-name="Tableau15.A2" office:value-type="string">
            <text:p text:style-name="P4"/>
          </table:table-cell>
          <table:table-cell table:style-name="Tableau15.E2" office:value-type="string">
            <text:p text:style-name="P4"/>
          </table:table-cell>
        </table:table-row>
      </table:table>
      <text:p text:style-name="P7">Description : <text:span text:style-name="T45">Stage d'observation en établissement scolaire, préparé et analysé à l'université. Travail bibliographique et de réflexion sur le métier d'enseignant. </text:span> </text:p>
      <text:p text:style-name="P7"/>
      <table:table table:name="Tableau16" table:style-name="Tableau16">
        <table:table-column table:style-name="Tableau16.A" table:number-columns-repeated="5"/>
        <table:table-row>
          <table:table-cell table:style-name="Tableau16.A1" office:value-type="string">
            <text:p text:style-name="P4"/>
          </table:table-cell>
          <table:table-cell table:style-name="Tableau16.A1" office:value-type="string">
            <text:p text:style-name="P4">ECTS</text:p>
          </table:table-cell>
          <table:table-cell table:style-name="Tableau16.A1" office:value-type="string">
            <text:p text:style-name="P4">Cours</text:p>
          </table:table-cell>
          <table:table-cell table:style-name="Tableau16.A1" office:value-type="string">
            <text:p text:style-name="P4">TD</text:p>
          </table:table-cell>
          <table:table-cell table:style-name="Tableau16.E1" office:value-type="string">
            <text:p text:style-name="P4">TP</text:p>
          </table:table-cell>
        </table:table-row>
        <table:table-row>
          <table:table-cell table:style-name="Tableau16.A2" office:value-type="string">
            <text:p text:style-name="P5">Histoire des sciences</text:p>
          </table:table-cell>
          <table:table-cell table:style-name="Tableau16.B2" office:value-type="float" office:value="2.5">
            <text:p text:style-name="P4">2,5</text:p>
          </table:table-cell>
          <table:table-cell table:style-name="Tableau16.A2" office:value-type="string">
            <text:p text:style-name="P4">12h</text:p>
          </table:table-cell>
          <table:table-cell table:style-name="Tableau16.A2" office:value-type="string">
            <text:p text:style-name="P4">13h</text:p>
          </table:table-cell>
          <table:table-cell table:style-name="Tableau16.E2" office:value-type="string">
            <text:p text:style-name="P4"/>
          </table:table-cell>
        </table:table-row>
      </table:table>
      <text:p text:style-name="P7"/>
      <text:p text:style-name="P7">Compétences : <text:span text:style-name="T45">Compétences : Acquérir un regard averti sur la construction de savoirs scientifiques dans des sociétés et cultures données ainsi que sur l’enjeu des circulations des savoirs et de leurs inscriptions institutionnelles et sociales. Etre capable de mobiliser des connaissances historiques et épistémologiques dans un discours argumenté sur ces questions.Sur le plan méthodologique, être capable d'une lecture critique de documents, d'élaborer une synthèse de documents, savoir s'exprimer à l'oral et écrit. </text:span><text:line-break/>Description : <text:span text:style-name="T45">L'objectif de cet enseignement est : </text:span><text:line-break/><text:span text:style-name="T45">1) de conduire tous les étudiants à exercer leur réflexion sur les sciences en s'appuyant sur leur histoire. On cherchera à faire saisir les dynamiques, au cours de l'histoire, de la construction des savoirs et des pratiques scientifiques, leurs enjeux tant épistémologiques que sociaux, tout en étant attentifs à la résonance contemporaine d'un tel enseignement ; </text:span><text:line-break/><text:span text:style-name="T45">2) de travailler des compétences d'ordre méthodologique comme lecture critique de documents, synthèse de documents, expressions orale et écrite.</text:span> </text:p>
      <text:p text:style-name="P7"/>
      <table:table table:name="Tableau17" table:style-name="Tableau17">
        <table:table-column table:style-name="Tableau17.A" table:number-columns-repeated="5"/>
        <text:soft-page-break/>
        <table:table-row>
          <table:table-cell table:style-name="Tableau17.A1" office:value-type="string">
            <text:p text:style-name="P4"/>
          </table:table-cell>
          <table:table-cell table:style-name="Tableau17.A1" office:value-type="string">
            <text:p text:style-name="P4">ECTS</text:p>
          </table:table-cell>
          <table:table-cell table:style-name="Tableau17.A1" office:value-type="string">
            <text:p text:style-name="P4">Cours</text:p>
          </table:table-cell>
          <table:table-cell table:style-name="Tableau17.A1" office:value-type="string">
            <text:p text:style-name="P4">TD</text:p>
          </table:table-cell>
          <table:table-cell table:style-name="Tableau17.E1" office:value-type="string">
            <text:p text:style-name="P4">TP</text:p>
          </table:table-cell>
        </table:table-row>
        <table:table-row>
          <table:table-cell table:style-name="Tableau17.A2" office:value-type="string">
            <text:p text:style-name="P5">Anglais</text:p>
          </table:table-cell>
          <table:table-cell table:style-name="Tableau17.B2" office:value-type="float" office:value="2.5">
            <text:p text:style-name="P4">2,5</text:p>
          </table:table-cell>
          <table:table-cell table:style-name="Tableau17.A2" office:value-type="string">
            <text:p text:style-name="P4"/>
          </table:table-cell>
          <table:table-cell table:style-name="Tableau17.A2" office:value-type="string">
            <text:p text:style-name="P4">25h</text:p>
          </table:table-cell>
          <table:table-cell table:style-name="Tableau17.E2" office:value-type="string">
            <text:p text:style-name="P4"/>
          </table:table-cell>
        </table:table-row>
      </table:table>
      <text:p text:style-name="P16"/>
      <text:p text:style-name="P16">Compétences : <text:span text:style-name="T45">Attendus de l'UE Langue-Anglais3 : Niveau B2 minimum dans les 5 compétences linguistiques. </text:span><text:line-break/>Description :</text:p>
      <text:p text:style-name="P30">ANGLAIS DE SPÉCIALITÉ. Cette UE s'inscrit dans la continuité de l'UE Langue-Anglais2 tout en introduisant un travail sur la langue de spécialité : on prolongera l'approche actionnelle dans les 5 compétences (compréhension orale et écrite, expression écrite, expression orale en continu et en interaction) à partir de thèmes choisis (interaction à travers de documents écrits et/ou audiovisuels centrés sur une problématique et un scénario de communication) tels que Science et Technologie, Médias et Réseaux sociaux, Études et Formation... Le travail se fera par groupes de niveau.</text:p>
      <text:p text:style-name="P21"><text:span text:style-name="T38">S5 - Semestre 5 MINT (Mathématiques en Interaction)</text:span> </text:p>
      <text:p text:style-name="P6"/>
      <table:table table:name="Tableau4" table:style-name="Tableau4">
        <table:table-column table:style-name="Tableau4.A" table:number-columns-repeated="2"/>
        <table:table-column table:style-name="Tableau4.C"/>
        <table:table-column table:style-name="Tableau4.D"/>
        <table:table-column table:style-name="Tableau4.E"/>
        <table:table-row>
          <table:table-cell table:style-name="Tableau4.A1" office:value-type="string">
            <text:p text:style-name="P2"/>
          </table:table-cell>
          <table:table-cell table:style-name="Tableau4.A1" office:value-type="string">
            <text:p text:style-name="P2">ECTS</text:p>
          </table:table-cell>
          <table:table-cell table:style-name="Tableau4.A1" office:value-type="string">
            <text:p text:style-name="P2">Cours</text:p>
          </table:table-cell>
          <table:table-cell table:style-name="Tableau4.A1" office:value-type="string">
            <text:p text:style-name="P2">TD</text:p>
          </table:table-cell>
          <table:table-cell table:style-name="Tableau4.E1" office:value-type="string">
            <text:p text:style-name="P2">TP</text:p>
          </table:table-cell>
        </table:table-row>
        <table:table-row>
          <table:table-cell table:style-name="Tableau4.A2" office:value-type="string">
            <text:p text:style-name="P1">Calcul différentiel et optimisation <text:s/></text:p>
          </table:table-cell>
          <table:table-cell table:style-name="Tableau4.B2" office:value-type="float" office:value="5">
            <text:p text:style-name="P2">5</text:p>
          </table:table-cell>
          <table:table-cell table:style-name="Tableau4.A2" office:value-type="string">
            <text:p text:style-name="P2">18h</text:p>
          </table:table-cell>
          <table:table-cell table:style-name="Tableau4.A2" office:value-type="string">
            <text:p text:style-name="P2">30h</text:p>
          </table:table-cell>
          <table:table-cell table:style-name="Tableau4.E2" office:value-type="string">
            <text:p text:style-name="P2"/>
          </table:table-cell>
        </table:table-row>
      </table:table>
      <text:p text:style-name="P6"><text:span text:style-name="T38"/></text:p>
      <text:p text:style-name="P6"><text:span text:style-name="T38">Compétences :</text:span> Manipuler les fonctions de plusieurs variables, comprendre la notion de différentielle, connaître et comprendre les théorèmes fondamentaux (inversion locale, fonctions implicites), acquérir les outils de base pour l’étude de problèmes d’optimisation. <text:line-break/><text:span text:style-name="T38">Description :</text:span> - Rappels et pré-requis : <text:line-break/>Produits scalaires, normes et distances, suites dans R^n, R^n complet ; notions topologiques, ouverts, fermés, intérieur, frontière, adhérence, compacité ; limites et continuité de fonctions définies dans un espace vectoriel normé ; équivalence des normes dans R^n. <text:line-break/>- Différentiabilité : <text:line-break/>Fonctions différentiables, différentielle, fonctions de classe C¹,différentielle d’ordre 2, dérivées d'ordre supérieure, fonctions de classe C^k, formules de Taylor. <text:line-break/>- Théorème de dérivation des fonctions composées. <text:line-break/>- Théorème des accroissements finis. <text:line-break/>- Théorème d’inversion locale. <text:line-break/>- Théorème des fonctions implicites. <text:line-break/>- Optimisation : <text:line-break/>Calcul d’extrema ; fonctions convexes, extrema de fonctions convexes ; extrema liés et optimisation sous contraintes, multiplicateurs de Lagrange ; méthode de Newton ; exemples : méthode des moindres carrées, introduction à l’optimisation linéaire.    </text:p>
      <text:p text:style-name="P6"/>
      <table:table table:name="Tableau18" table:style-name="Tableau18">
        <table:table-column table:style-name="Tableau18.A" table:number-columns-repeated="2"/>
        <table:table-column table:style-name="Tableau18.C"/>
        <table:table-column table:style-name="Tableau18.D"/>
        <table:table-column table:style-name="Tableau18.E"/>
        <table:table-row>
          <table:table-cell table:style-name="Tableau18.A1" office:value-type="string">
            <text:p text:style-name="P2"/>
          </table:table-cell>
          <table:table-cell table:style-name="Tableau18.A1" office:value-type="string">
            <text:p text:style-name="P2">ECTS</text:p>
          </table:table-cell>
          <table:table-cell table:style-name="Tableau18.A1" office:value-type="string">
            <text:p text:style-name="P2">Cours</text:p>
          </table:table-cell>
          <table:table-cell table:style-name="Tableau18.A1" office:value-type="string">
            <text:p text:style-name="P2">TD</text:p>
          </table:table-cell>
          <table:table-cell table:style-name="Tableau18.E1" office:value-type="string">
            <text:p text:style-name="P2">TP</text:p>
          </table:table-cell>
        </table:table-row>
        <table:table-row>
          <table:table-cell table:style-name="Tableau18.A2" office:value-type="string">
            <text:p text:style-name="P1">Intégration <text:s/></text:p>
          </table:table-cell>
          <table:table-cell table:style-name="Tableau18.B2" office:value-type="float" office:value="5">
            <text:p text:style-name="P2">5</text:p>
          </table:table-cell>
          <table:table-cell table:style-name="Tableau18.A2" office:value-type="string">
            <text:p text:style-name="P2">18h</text:p>
          </table:table-cell>
          <table:table-cell table:style-name="Tableau18.A2" office:value-type="string">
            <text:p text:style-name="P2">30h</text:p>
          </table:table-cell>
          <table:table-cell table:style-name="Tableau18.E2" office:value-type="string">
            <text:p text:style-name="P2"/>
          </table:table-cell>
        </table:table-row>
      </table:table>
      <text:p text:style-name="P14"/>
      <text:p text:style-name="P14">Description :</text:p>
      <text:list xml:id="list6761765303907325780" text:style-name="L7">
        <text:list-item>
          <text:p text:style-name="P41">Intégrale de Riemann sur un intervalle fermé borné de R : construction, limitations.</text:p>
        </text:list-item>
        <text:list-item>
          <text:p text:style-name="P41">Intégrale de Lebesgue sur R, Théorèmes de convergence monotone et de convergence dominée, exemples de fonctions intégrables, Intégrales dépendant d'un paramètre.</text:p>
        </text:list-item>
        <text:list-item>
          <text:p text:style-name="P41"><text:soft-page-break/>Intégrale de Lebesgue sur R^n (généralisation de la construction précédente, Théorème de Fubini. Convolution.</text:p>
        </text:list-item>
        <text:list-item>
          <text:p text:style-name="P41">Séries de Fourier, formule de Parseval.</text:p>
        </text:list-item>
        <text:list-item>
          <text:p text:style-name="P41">Enoncé du Théorème de changement de variables, illustration sur des exemples.</text:p>
        </text:list-item>
      </text:list>
      <text:p text:style-name="P6">Résolution numérique des équations différentielles : </text:p>
      <text:p text:style-name="P6"/>
      <table:table table:name="Tableau20" table:style-name="Tableau20">
        <table:table-column table:style-name="Tableau20.A" table:number-columns-repeated="2"/>
        <table:table-column table:style-name="Tableau20.C"/>
        <table:table-column table:style-name="Tableau20.D"/>
        <table:table-column table:style-name="Tableau20.E"/>
        <table:table-row>
          <table:table-cell table:style-name="Tableau20.A1" office:value-type="string">
            <text:p text:style-name="P3"/>
          </table:table-cell>
          <table:table-cell table:style-name="Tableau20.A1" office:value-type="string">
            <text:p text:style-name="P2">ECTS</text:p>
          </table:table-cell>
          <table:table-cell table:style-name="Tableau20.A1" office:value-type="string">
            <text:p text:style-name="P2">Cours</text:p>
          </table:table-cell>
          <table:table-cell table:style-name="Tableau20.A1" office:value-type="string">
            <text:p text:style-name="P2">TD</text:p>
          </table:table-cell>
          <table:table-cell table:style-name="Tableau20.E1" office:value-type="string">
            <text:p text:style-name="P2">TP</text:p>
          </table:table-cell>
        </table:table-row>
        <table:table-row>
          <table:table-cell table:style-name="Tableau20.A2" office:value-type="string">
            <text:p text:style-name="P1">Résolution numérique des équations différentielles </text:p>
          </table:table-cell>
          <table:table-cell table:style-name="Tableau20.B2" office:value-type="float" office:value="5">
            <text:p text:style-name="P2">5</text:p>
          </table:table-cell>
          <table:table-cell table:style-name="Tableau20.A2" office:value-type="string">
            <text:p text:style-name="P2">10,5h</text:p>
          </table:table-cell>
          <table:table-cell table:style-name="Tableau20.A2" office:value-type="string">
            <text:p text:style-name="P2">10,5h</text:p>
          </table:table-cell>
          <table:table-cell table:style-name="Tableau20.E2" office:value-type="string">
            <text:p text:style-name="P2">21h</text:p>
          </table:table-cell>
        </table:table-row>
      </table:table>
      <text:p text:style-name="P14"/>
      <text:p text:style-name="P14">Description :</text:p>
      <text:list xml:id="list4516988893278227385" text:style-name="L8">
        <text:list-item>
          <text:p text:style-name="P47">Pré-requis : Topologie de R^N, compacité, application contractante<text:line-break/>-Théorie des Equations différentielles ordinaires (EDO)</text:p>
        </text:list-item>
      </text:list>
      <text:p text:style-name="P29"><text:span text:style-name="T16">Théorème de Cauchy-Lipschitz, Théorème des bouts, Continuité de la solution vis-à-vis des paramètres </text:span><text:line-break/><text:span text:style-name="T16">Exercices sur des résolutions d’EDO, calcul de temps d’existence, symétrie de solutions</text:span></text:p>
      <text:p text:style-name="P29"><text:span text:style-name="T16">-Schémas numériques pour les EDOs</text:span></text:p>
      <text:p text:style-name="P29"><text:span text:style-name="T16">Euler explicite </text:span><text:line-break/><text:span text:style-name="T16">Etude des méthodes à un pas, notion de convergence (consistance, stabilité et convergence, ordre des schémas) </text:span><text:line-break/><text:span text:style-name="T16">Euler implicite, Crank-Nicolson, Heun, RK4 </text:span><text:line-break/><text:span text:style-name="T16">Schémas multi-pas</text:span></text:p>
      <text:p text:style-name="P29"><text:span text:style-name="T16">Travaux dirigés sur ordinateurs avec programmation python</text:span></text:p>
      <text:p text:style-name="P6"/>
      <table:table table:name="Tableau19" table:style-name="Tableau19">
        <table:table-column table:style-name="Tableau19.A" table:number-columns-repeated="2"/>
        <table:table-column table:style-name="Tableau19.C"/>
        <table:table-column table:style-name="Tableau19.D"/>
        <table:table-column table:style-name="Tableau19.E"/>
        <table:table-row>
          <table:table-cell table:style-name="Tableau19.A1" office:value-type="string">
            <text:p text:style-name="P2"/>
          </table:table-cell>
          <table:table-cell table:style-name="Tableau19.A1" office:value-type="string">
            <text:p text:style-name="P2">ECTS</text:p>
          </table:table-cell>
          <table:table-cell table:style-name="Tableau19.A1" office:value-type="string">
            <text:p text:style-name="P2">Cours</text:p>
          </table:table-cell>
          <table:table-cell table:style-name="Tableau19.A1" office:value-type="string">
            <text:p text:style-name="P2">TD</text:p>
          </table:table-cell>
          <table:table-cell table:style-name="Tableau19.E1" office:value-type="string">
            <text:p text:style-name="P2">TP</text:p>
          </table:table-cell>
        </table:table-row>
        <table:table-row>
          <table:table-cell table:style-name="Tableau19.A2" office:value-type="string">
            <text:p text:style-name="P1">Probabilités </text:p>
          </table:table-cell>
          <table:table-cell table:style-name="Tableau19.B2" office:value-type="float" office:value="5">
            <text:p text:style-name="P2">5</text:p>
          </table:table-cell>
          <table:table-cell table:style-name="Tableau19.A2" office:value-type="string">
            <text:p text:style-name="P2">18h</text:p>
          </table:table-cell>
          <table:table-cell table:style-name="Tableau19.A2" office:value-type="string">
            <text:p text:style-name="P2">30h</text:p>
          </table:table-cell>
          <table:table-cell table:style-name="Tableau19.E2" office:value-type="string">
            <text:p text:style-name="P2"/>
          </table:table-cell>
        </table:table-row>
      </table:table>
      <text:p text:style-name="P13"><text:span text:style-name="T38"/></text:p>
      <text:p text:style-name="P13"><text:span text:style-name="T38">Compétences :</text:span> Maîtriser les outils mathématiques permettant de traiter un grand nombre de problèmes du domaine des probabilités. <text:line-break/>Savoir traduire un problème concret du domaine des probabilités en langage mathématique. <text:line-break/><text:span text:style-name="T38">Description :</text:span></text:p>
      <text:list xml:id="list3315615089215589584" text:style-name="L11">
        <text:list-item>
          <text:p text:style-name="P42">vocabulaire probabiliste : variables aléatoires, événements, indépendance</text:p>
        </text:list-item>
        <text:list-item>
          <text:p text:style-name="P42">lois de probabilités discrètes et continues et leurs représentations</text:p>
        </text:list-item>
        <text:list-item>
          <text:p text:style-name="P42">espérance, variance, moments</text:p>
        </text:list-item>
        <text:list-item>
          <text:p text:style-name="P42">les principales lois de probabilités : Bernoulli, binomiale, géométrique, Poisson, uniforme, gaussienne, exponentielle, gamma...</text:p>
        </text:list-item>
        <text:list-item>
          <text:p text:style-name="P42">transformations de variables aléatoires</text:p>
        </text:list-item>
        <text:list-item>
          <text:p text:style-name="P42">couples et vecteurs aléatoires, corrélation et indépendance</text:p>
        </text:list-item>
        <text:list-item>
          <text:p text:style-name="P42">suites de variables aléatoires, convergences</text:p>
        </text:list-item>
        <text:list-item>
          <text:p text:style-name="P42">loi des grands nombres</text:p>
        </text:list-item>
        <text:list-item>
          <text:p text:style-name="P42">théorème central limite</text:p>
        </text:list-item>
        <text:list-item>
          <text:p text:style-name="P42">vecteurs gaussien</text:p>
        </text:list-item>
      </text:list>
      <text:p text:style-name="P6"/>
      <table:table table:name="Tableau21" table:style-name="Tableau21">
        <table:table-column table:style-name="Tableau21.A" table:number-columns-repeated="2"/>
        <table:table-column table:style-name="Tableau21.C"/>
        <table:table-column table:style-name="Tableau21.D"/>
        <table:table-column table:style-name="Tableau21.E"/>
        <text:soft-page-break/>
        <table:table-row>
          <table:table-cell table:style-name="Tableau21.A1" office:value-type="string">
            <text:p text:style-name="P2"/>
          </table:table-cell>
          <table:table-cell table:style-name="Tableau21.A1" office:value-type="string">
            <text:p text:style-name="P2">ECTS</text:p>
          </table:table-cell>
          <table:table-cell table:style-name="Tableau21.A1" office:value-type="string">
            <text:p text:style-name="P2">Cours</text:p>
          </table:table-cell>
          <table:table-cell table:style-name="Tableau21.A1" office:value-type="string">
            <text:p text:style-name="P2">TD</text:p>
          </table:table-cell>
          <table:table-cell table:style-name="Tableau21.E1" office:value-type="string">
            <text:p text:style-name="P2">TP</text:p>
          </table:table-cell>
        </table:table-row>
        <table:table-row>
          <table:table-cell table:style-name="Tableau21.A2" office:value-type="string">
            <text:p text:style-name="P3"><text:span text:style-name="T3">Anglais</text:span> </text:p>
          </table:table-cell>
          <table:table-cell table:style-name="Tableau21.B2" office:value-type="float" office:value="2.5">
            <text:p text:style-name="P2">2,5</text:p>
          </table:table-cell>
          <table:table-cell table:style-name="Tableau21.A2" office:value-type="string">
            <text:p text:style-name="P2"/>
          </table:table-cell>
          <table:table-cell table:style-name="Tableau21.A2" office:value-type="string">
            <text:p text:style-name="P2">25h</text:p>
          </table:table-cell>
          <table:table-cell table:style-name="Tableau21.E2" office:value-type="string">
            <text:p text:style-name="P2"/>
          </table:table-cell>
        </table:table-row>
      </table:table>
      <text:p text:style-name="P13"><text:span text:style-name="T38"/></text:p>
      <text:p text:style-name="P13"><text:span text:style-name="T38">Compétences :</text:span> Attendus de l'UE Langue-Anglais4 : Niveau B2+/C1 dans les 5 compétences linguistiques. <text:line-break/><text:span text:style-name="T38">Description :</text:span></text:p>
      <text:p text:style-name="P32"><text:span text:style-name="T16">ANGLAIS DE SPÉCIALITÉ. Cette UE s'inscrit dans la continuité de l'UE Langue-Anglais3 et le travail sur la langue de spécialité (scientifique et/ou à visée professionnelle) : on prolongera l'approche actionnelle dans les 5 compétences et on s'attachera à la préparation de l'étudiant aux différentes tâches liées à son activité scientifique telles que la rédaction d'un compte rendu d'expérience, le commentaire d'un graphique, la desciption d'un processus mais aussi à son insertion dans le monde professionnel : rédaction d'un CV ou d'une lettre de motivation en vue d'un stage... On proposera une initiation au débat ainsi qu'un entraînement à la certification CLES 2. Le travail se fera par groupes de niveau.</text:span></text:p>
      <text:p text:style-name="P32"><text:span text:style-name="T2"/></text:p>
      <table:table table:name="Tableau22" table:style-name="Tableau22">
        <table:table-column table:style-name="Tableau22.A" table:number-columns-repeated="2"/>
        <table:table-column table:style-name="Tableau22.C"/>
        <table:table-column table:style-name="Tableau22.D"/>
        <table:table-column table:style-name="Tableau22.E"/>
        <table:table-row>
          <table:table-cell table:style-name="Tableau22.A1" office:value-type="string">
            <text:p text:style-name="P2"/>
          </table:table-cell>
          <table:table-cell table:style-name="Tableau22.A1" office:value-type="string">
            <text:p text:style-name="P2">ECTS</text:p>
          </table:table-cell>
          <table:table-cell table:style-name="Tableau22.A1" office:value-type="string">
            <text:p text:style-name="P2">Cours</text:p>
          </table:table-cell>
          <table:table-cell table:style-name="Tableau22.A1" office:value-type="string">
            <text:p text:style-name="P2">TD</text:p>
          </table:table-cell>
          <table:table-cell table:style-name="Tableau22.E1" office:value-type="string">
            <text:p text:style-name="P2">TP</text:p>
          </table:table-cell>
        </table:table-row>
        <table:table-row>
          <table:table-cell table:style-name="Tableau22.A2" office:value-type="string">
            <text:p text:style-name="P1">Algèbre générale </text:p>
          </table:table-cell>
          <table:table-cell table:style-name="Tableau22.B2" office:value-type="float" office:value="5">
            <text:p text:style-name="P2">5</text:p>
          </table:table-cell>
          <table:table-cell table:style-name="Tableau22.A2" office:value-type="string">
            <text:p text:style-name="P2">18h</text:p>
          </table:table-cell>
          <table:table-cell table:style-name="Tableau22.A2" office:value-type="string">
            <text:p text:style-name="P2">30h</text:p>
          </table:table-cell>
          <table:table-cell table:style-name="Tableau22.E2" office:value-type="string">
            <text:p text:style-name="P2"/>
          </table:table-cell>
        </table:table-row>
      </table:table>
      <text:p text:style-name="P18"><text:span text:style-name="T2"/></text:p>
      <text:p text:style-name="P18"><text:span text:style-name="T4">Description :</text:span><text:span text:style-name="T2"> Constructions de N et Z, récurrence; Arithmétique de Z : divisibilité, PGCD, théorèmes de Bézout, des restes chinois; Notions de théorie des groupes, groupes symétriques. </text:span><text:span text:style-name="T2"> </text:span><text:line-break/></text:p>
      <table:table table:name="Tableau23" table:style-name="Tableau23">
        <table:table-column table:style-name="Tableau23.A" table:number-columns-repeated="2"/>
        <table:table-column table:style-name="Tableau23.C"/>
        <table:table-column table:style-name="Tableau23.D"/>
        <table:table-column table:style-name="Tableau23.E"/>
        <table:table-row>
          <table:table-cell table:style-name="Tableau23.A1" office:value-type="string">
            <text:p text:style-name="P2"/>
          </table:table-cell>
          <table:table-cell table:style-name="Tableau23.A1" office:value-type="string">
            <text:p text:style-name="P2">ECTS</text:p>
          </table:table-cell>
          <table:table-cell table:style-name="Tableau23.A1" office:value-type="string">
            <text:p text:style-name="P2">Cours</text:p>
          </table:table-cell>
          <table:table-cell table:style-name="Tableau23.A1" office:value-type="string">
            <text:p text:style-name="P2">TD</text:p>
          </table:table-cell>
          <table:table-cell table:style-name="Tableau23.E1" office:value-type="string">
            <text:p text:style-name="P2">TP</text:p>
          </table:table-cell>
        </table:table-row>
        <table:table-row>
          <table:table-cell table:style-name="Tableau23.A2" office:value-type="string">
            <text:p text:style-name="P1">Histoire des mathématiques</text:p>
          </table:table-cell>
          <table:table-cell table:style-name="Tableau23.B2" office:value-type="float" office:value="2.5">
            <text:p text:style-name="P2">2,5</text:p>
          </table:table-cell>
          <table:table-cell table:style-name="Tableau23.A2" office:value-type="string">
            <text:p text:style-name="P2">12h</text:p>
          </table:table-cell>
          <table:table-cell table:style-name="Tableau23.A2" office:value-type="string">
            <text:p text:style-name="P2">12h</text:p>
          </table:table-cell>
          <table:table-cell table:style-name="Tableau23.E2" office:value-type="string">
            <text:p text:style-name="P2"/>
          </table:table-cell>
        </table:table-row>
      </table:table>
      <text:p text:style-name="P6"><text:span text:style-name="T38"/></text:p>
      <text:p text:style-name="P6"><text:span text:style-name="T38">Description :</text:span> Ce module a pour but de donner à des étudiants en mathématiques l'occasion d'acquérir des bases de culture générale en histoire des mathématiques et de s'initier à la recherche critique de documents et d'informations (en particulier en ligne) dans ce domaine.  </text:p>
      <text:p text:style-name="P17"/>
      <text:p text:style-name="P15">S6 - Semestre 6 MINT</text:p>
      <text:p text:style-name="P8"><text:span text:style-name="T49"/></text:p>
      <table:table table:name="Tableau2" table:style-name="Tableau2">
        <table:table-column table:style-name="Tableau2.A"/>
        <table:table-column table:style-name="Tableau2.B"/>
        <table:table-column table:style-name="Tableau2.A" table:number-columns-repeated="2"/>
        <table:table-column table:style-name="Tableau2.E"/>
        <table:table-row>
          <table:table-cell table:style-name="Tableau2.A1" office:value-type="string">
            <text:p text:style-name="P2"/>
          </table:table-cell>
          <table:table-cell table:style-name="Tableau2.A1" office:value-type="string">
            <text:p text:style-name="P2">ECTS</text:p>
          </table:table-cell>
          <table:table-cell table:style-name="Tableau2.A1" office:value-type="string">
            <text:p text:style-name="P2">Cours</text:p>
          </table:table-cell>
          <table:table-cell table:style-name="Tableau2.A1" office:value-type="string">
            <text:p text:style-name="P2">TD</text:p>
          </table:table-cell>
          <table:table-cell table:style-name="Tableau2.E1" office:value-type="string">
            <text:p text:style-name="P2">TP</text:p>
          </table:table-cell>
        </table:table-row>
        <table:table-row>
          <table:table-cell table:style-name="Tableau2.A2" office:value-type="string">
            <text:p text:style-name="P3"><text:span text:style-name="T3">Calcul matriciel numérique </text:span></text:p>
          </table:table-cell>
          <table:table-cell table:style-name="Tableau2.B2" office:value-type="float" office:value="7.5">
            <text:p text:style-name="P2">7,5</text:p>
          </table:table-cell>
          <table:table-cell table:style-name="Tableau2.A2" office:value-type="string">
            <text:p text:style-name="P2">18h</text:p>
          </table:table-cell>
          <table:table-cell table:style-name="Tableau2.A2" office:value-type="string">
            <text:p text:style-name="P2">30h</text:p>
          </table:table-cell>
          <table:table-cell table:style-name="Tableau2.E2" office:value-type="string">
            <text:p text:style-name="P2">22h</text:p>
          </table:table-cell>
        </table:table-row>
      </table:table>
      <text:p text:style-name="P8"><text:span text:style-name="T49"/></text:p>
      <text:p text:style-name="P8"><text:span text:style-name="T50">Compétences :</text:span><text:span text:style-name="T49"> Acquérir les outils mathématiques d’analyse numérique matricielle notamment les différents algorithmes de décompositions de matrices, les méthodes de résolution de systèmes linéaires et de problèmes aux valeurs propres. </text:span><text:span text:style-name="T49"><text:line-break/></text:span><text:span text:style-name="T49">Programmation python pour implémenter les algorithmes de décomposition et d'étude de la matrice du Laplacien. </text:span><text:span text:style-name="T49"><text:line-break/></text:span><text:span text:style-name="T50">Description :</text:span><text:span text:style-name="T49"> Différentes méthodes de résolution de systèmes linéaires seront étudiées : les méthodes directes par décomposition LU et QR, les méthodes itératives de type Jacobi, Gauss-Seidel, relaxation. </text:span><text:span text:style-name="T49"><text:line-break/></text:span><text:span text:style-name="T49">Différentes méthodes de recherche de valeurs propres et de vecteurs propres seront également </text:span><text:soft-page-break/><text:span text:style-name="T49">étudiées, notamment dans le cas particulier des matrices symétriques. </text:span><text:span text:style-name="T49"><text:line-break/></text:span><text:span text:style-name="T49">La notion de conditionnement sera évoquée afin de comprendre le comportement des erreurs numériques. </text:span><text:span text:style-name="T49"><text:line-break/></text:span><text:span text:style-name="T49">Toutes ces notions seront appliquées en particulier à la matrice obtenue par discrétisation de l’opérateur Laplacien en dimension un par la méthode des différences finies. </text:span><text:span text:style-name="T49"><text:line-break/></text:span><text:span text:style-name="T49">Les travaux dirigés sur ordinateurs se font avec le langage python. </text:span><text:span text:style-name="T49"> </text:span></text:p>
      <text:p text:style-name="P6"/>
      <table:table table:name="Tableau24" table:style-name="Tableau24">
        <table:table-column table:style-name="Tableau24.A"/>
        <table:table-column table:style-name="Tableau24.B"/>
        <table:table-column table:style-name="Tableau24.A" table:number-columns-repeated="2"/>
        <table:table-column table:style-name="Tableau24.E"/>
        <table:table-row>
          <table:table-cell table:style-name="Tableau24.A1" office:value-type="string">
            <text:p text:style-name="P2"/>
          </table:table-cell>
          <table:table-cell table:style-name="Tableau24.A1" office:value-type="string">
            <text:p text:style-name="P2">ECTS</text:p>
          </table:table-cell>
          <table:table-cell table:style-name="Tableau24.A1" office:value-type="string">
            <text:p text:style-name="P2">Cours</text:p>
          </table:table-cell>
          <table:table-cell table:style-name="Tableau24.A1" office:value-type="string">
            <text:p text:style-name="P2">TD</text:p>
          </table:table-cell>
          <table:table-cell table:style-name="Tableau24.E1" office:value-type="string">
            <text:p text:style-name="P2">TP</text:p>
          </table:table-cell>
        </table:table-row>
        <table:table-row>
          <table:table-cell table:style-name="Tableau24.A2" office:value-type="string">
            <text:p text:style-name="P1">Inférence statistique </text:p>
          </table:table-cell>
          <table:table-cell table:style-name="Tableau24.B2" office:value-type="float" office:value="5">
            <text:p text:style-name="P2">5</text:p>
          </table:table-cell>
          <table:table-cell table:style-name="Tableau24.A2" office:value-type="string">
            <text:p text:style-name="P2">18h</text:p>
          </table:table-cell>
          <table:table-cell table:style-name="Tableau24.A2" office:value-type="string">
            <text:p text:style-name="P2">30h</text:p>
          </table:table-cell>
          <table:table-cell table:style-name="Tableau24.E2" office:value-type="string">
            <text:p text:style-name="P2"/>
          </table:table-cell>
        </table:table-row>
      </table:table>
      <text:p text:style-name="P13"><text:span text:style-name="T49"/></text:p>
      <text:p text:style-name="P13"><text:span text:style-name="T38">Compétences :</text:span> Acquérir les notions fondamentales de l’inférence statistique : estimation dans les modèles paramétriques, tests statistiques. <text:line-break/>Savoir estimer les paramètres d’une loi, étudier les propriétés mathématiques d’un estimateur, construire des intervalles de confiance. <text:line-break/>Savoir traduire une question simple en un problème de test et y répondre par la construction d’un test approprié. <text:line-break/><text:span text:style-name="T38">Description :</text:span></text:p>
      <text:list xml:id="list2262230850852905442" text:style-name="L12">
        <text:list-item>
          <text:p text:style-name="P43">Notion d’échantillon, estimateurs, méthode empirique.</text:p>
        </text:list-item>
        <text:list-item>
          <text:p text:style-name="P43">Modèles paramétriques, méthode des moments, méthode du maximum de vraisemblance.</text:p>
        </text:list-item>
        <text:list-item>
          <text:p text:style-name="P43">Critères de comparaison d’estimateurs, loi des estimateurs, intervalles de confiance.</text:p>
        </text:list-item>
        <text:list-item>
          <text:p text:style-name="P43">Convergence des estimateurs, étude asymptotique.</text:p>
        </text:list-item>
        <text:list-item>
          <text:p text:style-name="P43">Tests d’hypothèses : vocabulaire et démarche, lemme de Neyman-Pearson, construction d’un test.</text:p>
        </text:list-item>
        <text:list-item>
          <text:p text:style-name="P43">Tests dans le modèle gaussien.</text:p>
        </text:list-item>
        <text:list-item>
          <text:p text:style-name="P43">Tests asymptotiques.</text:p>
        </text:list-item>
        <text:list-item>
          <text:p text:style-name="P43">Tests du chi2.</text:p>
        </text:list-item>
      </text:list>
      <text:p text:style-name="P6"/>
      <table:table table:name="Tableau25" table:style-name="Tableau25">
        <table:table-column table:style-name="Tableau25.A"/>
        <table:table-column table:style-name="Tableau25.B"/>
        <table:table-column table:style-name="Tableau25.A" table:number-columns-repeated="2"/>
        <table:table-column table:style-name="Tableau25.E"/>
        <table:table-row>
          <table:table-cell table:style-name="Tableau25.A1" office:value-type="string">
            <text:p text:style-name="P2"/>
          </table:table-cell>
          <table:table-cell table:style-name="Tableau25.A1" office:value-type="string">
            <text:p text:style-name="P2">ECTS</text:p>
          </table:table-cell>
          <table:table-cell table:style-name="Tableau25.A1" office:value-type="string">
            <text:p text:style-name="P2">Cours</text:p>
          </table:table-cell>
          <table:table-cell table:style-name="Tableau25.A1" office:value-type="string">
            <text:p text:style-name="P2">TD</text:p>
          </table:table-cell>
          <table:table-cell table:style-name="Tableau25.E1" office:value-type="string">
            <text:p text:style-name="P2">TP</text:p>
          </table:table-cell>
        </table:table-row>
        <table:table-row>
          <table:table-cell table:style-name="Tableau25.A2" office:value-type="string">
            <text:p text:style-name="P3"><text:span text:style-name="T3">Interprétation statistique des données </text:span></text:p>
          </table:table-cell>
          <table:table-cell table:style-name="Tableau25.B2" office:value-type="float" office:value="2.5">
            <text:p text:style-name="P2">2,5</text:p>
          </table:table-cell>
          <table:table-cell table:style-name="Tableau25.A2" office:value-type="string">
            <text:p text:style-name="P2"/>
          </table:table-cell>
          <table:table-cell table:style-name="Tableau25.A2" office:value-type="string">
            <text:p text:style-name="P2"/>
          </table:table-cell>
          <table:table-cell table:style-name="Tableau25.E2" office:value-type="string">
            <text:p text:style-name="P2">24h</text:p>
          </table:table-cell>
        </table:table-row>
      </table:table>
      <text:p text:style-name="P6"><text:span text:style-name="T38"/></text:p>
      <text:p text:style-name="P6"><text:span text:style-name="T38">Compétences :</text:span> Visualiser, modéliser, ajuster et interpréter des données réelles ou simulées. <text:line-break/>Programmation avec R.   <text:line-break/><text:span text:style-name="T38">Description :</text:span> Le programme suivant est mis-en-oeuvre avec le logiciel R : <text:line-break/>Représentations graphiques des données, visualisation en dimension 1 et 2. <text:line-break/>Estimation d’une densité, d’une fonction de répartition. <text:line-break/>Simulation de variables aléatoires, illustration du comportement asymptotique de statistiques. <text:line-break/>Méthode de ré-échantillonage bootstrap, interprétation des intervalles de confiance. <text:line-break/>Ajustement d’une loi à des données, tests d’ajustement. <text:line-break/>Liaison entre deux variables : régression linéaire simple, tests fondés sur le critère du chi2.  </text:p>
      <text:p text:style-name="P6"/>
      <table:table table:name="Tableau26" table:style-name="Tableau26">
        <table:table-column table:style-name="Tableau26.A"/>
        <table:table-column table:style-name="Tableau26.B"/>
        <table:table-column table:style-name="Tableau26.A" table:number-columns-repeated="2"/>
        <table:table-column table:style-name="Tableau26.E"/>
        <table:table-row>
          <table:table-cell table:style-name="Tableau26.A1" office:value-type="string">
            <text:p text:style-name="P2"/>
          </table:table-cell>
          <table:table-cell table:style-name="Tableau26.A1" office:value-type="string">
            <text:p text:style-name="P2">ECTS</text:p>
          </table:table-cell>
          <table:table-cell table:style-name="Tableau26.A1" office:value-type="string">
            <text:p text:style-name="P2">Cours</text:p>
          </table:table-cell>
          <table:table-cell table:style-name="Tableau26.A1" office:value-type="string">
            <text:p text:style-name="P2">TD</text:p>
          </table:table-cell>
          <table:table-cell table:style-name="Tableau26.E1" office:value-type="string">
            <text:p text:style-name="P2">TP</text:p>
          </table:table-cell>
        </table:table-row>
        <table:table-row>
          <table:table-cell table:style-name="Tableau26.A2" office:value-type="string">
            <text:p text:style-name="P1">Algorithmes d'optimisation </text:p>
          </table:table-cell>
          <table:table-cell table:style-name="Tableau26.B2" office:value-type="float" office:value="5">
            <text:p text:style-name="P2">5</text:p>
          </table:table-cell>
          <table:table-cell table:style-name="Tableau26.A2" office:value-type="string">
            <text:p text:style-name="P2">18h</text:p>
          </table:table-cell>
          <table:table-cell table:style-name="Tableau26.A2" office:value-type="string">
            <text:p text:style-name="P2"/>
          </table:table-cell>
          <table:table-cell table:style-name="Tableau26.E2" office:value-type="string">
            <text:p text:style-name="P2">24h</text:p>
          </table:table-cell>
        </table:table-row>
      </table:table>
      <text:p text:style-name="P6"><text:span text:style-name="T38"/></text:p>
      <text:p text:style-name="P6"><text:soft-page-break/><text:span text:style-name="T38">Description :</text:span> Optimisation convexe en dimension finie, en privilégiant des algorithmes d'ordre 1 simples à <text:line-break/>programmer; applications à des problèmes concrets. Les travaux dirigés se font en langage python. <text:line-break/>Thèmes abordés : <text:line-break/>- Optimisation convexe lisse sans contrainte <text:line-break/>- Optimisation convexe non-lisse par régularisation <text:line-break/>- Optimisation avec contrainte: Algorithme de gradient projeté <text:line-break/>- Dualité convexe <text:line-break/>- Algorithme proximal pour la somme de fonctionnelles convexes <text:line-break/>- Algorithme de Dykstra (projection sur une intersection de convexes) <text:line-break/>- Algorithmes primaux-duaux  </text:p>
      <text:p text:style-name="P6"/>
      <table:table table:name="Tableau27" table:style-name="Tableau27">
        <table:table-column table:style-name="Tableau27.A"/>
        <table:table-column table:style-name="Tableau27.B"/>
        <table:table-column table:style-name="Tableau27.A" table:number-columns-repeated="2"/>
        <table:table-column table:style-name="Tableau27.E"/>
        <table:table-row>
          <table:table-cell table:style-name="Tableau27.A1" office:value-type="string">
            <text:p text:style-name="P2"/>
          </table:table-cell>
          <table:table-cell table:style-name="Tableau27.A1" office:value-type="string">
            <text:p text:style-name="P2">ECTS</text:p>
          </table:table-cell>
          <table:table-cell table:style-name="Tableau27.A1" office:value-type="string">
            <text:p text:style-name="P2">Cours</text:p>
          </table:table-cell>
          <table:table-cell table:style-name="Tableau27.A1" office:value-type="string">
            <text:p text:style-name="P2">TD</text:p>
          </table:table-cell>
          <table:table-cell table:style-name="Tableau27.E1" office:value-type="string">
            <text:p text:style-name="P2">TP</text:p>
          </table:table-cell>
        </table:table-row>
        <table:table-row>
          <table:table-cell table:style-name="Tableau27.A2" office:value-type="string">
            <text:p text:style-name="P1">Géométrie </text:p>
          </table:table-cell>
          <table:table-cell table:style-name="Tableau27.B2" office:value-type="float" office:value="7.5">
            <text:p text:style-name="P2">7,5</text:p>
          </table:table-cell>
          <table:table-cell table:style-name="Tableau27.A2" office:value-type="string">
            <text:p text:style-name="P2">30h</text:p>
          </table:table-cell>
          <table:table-cell table:style-name="Tableau27.A2" office:value-type="string">
            <text:p text:style-name="P2">45h</text:p>
          </table:table-cell>
          <table:table-cell table:style-name="Tableau27.E2" office:value-type="string">
            <text:p text:style-name="P2"/>
          </table:table-cell>
        </table:table-row>
      </table:table>
      <text:p text:style-name="P13"><text:span text:style-name="T38"/></text:p>
      <text:p text:style-name="P13"><text:span text:style-name="T38">Description :</text:span> Géométrie affine et euclidienne :</text:p>
      <text:list xml:id="list2625316801119047583" text:style-name="L13">
        <text:list-item>
          <text:p text:style-name="P44">Exemples de groupes préservant une figure donnée du plan.</text:p>
        </text:list-item>
        <text:list-item>
          <text:p text:style-name="P44">Espaces affines, sous-espaces affines, intersections, repères.</text:p>
        </text:list-item>
        <text:list-item>
          <text:p text:style-name="P44">Barycentre.</text:p>
        </text:list-item>
        <text:list-item>
          <text:p text:style-name="P44">Applications affines, groupe affine, groupe linéaire.</text:p>
        </text:list-item>
        <text:list-item>
          <text:p text:style-name="P44">Espaces affines euclidiens, isométries, angles en dimension 2 et 3.</text:p>
        </text:list-item>
      </text:list>
      <text:p text:style-name="P18"><text:span text:style-name="T2"/></text:p>
      <table:table table:name="Tableau1" table:style-name="Tableau1">
        <table:table-column table:style-name="Tableau1.A"/>
        <table:table-column table:style-name="Tableau1.B"/>
        <table:table-column table:style-name="Tableau1.A" table:number-columns-repeated="2"/>
        <table:table-column table:style-name="Tableau1.E"/>
        <table:table-row>
          <table:table-cell table:style-name="Tableau1.A1" office:value-type="string">
            <text:p text:style-name="P2"/>
          </table:table-cell>
          <table:table-cell table:style-name="Tableau1.A1" office:value-type="string">
            <text:p text:style-name="P2">ECTS</text:p>
          </table:table-cell>
          <table:table-cell table:style-name="Tableau1.A1" office:value-type="string">
            <text:p text:style-name="P2">Cours</text:p>
          </table:table-cell>
          <table:table-cell table:style-name="Tableau1.A1" office:value-type="string">
            <text:p text:style-name="P2">TD</text:p>
          </table:table-cell>
          <table:table-cell table:style-name="Tableau1.E1" office:value-type="string">
            <text:p text:style-name="P2">TP</text:p>
          </table:table-cell>
        </table:table-row>
        <table:table-row>
          <table:table-cell table:style-name="Tableau1.A2" office:value-type="string">
            <text:p text:style-name="P3"><text:span text:style-name="T3">Stage en établissement scolaire </text:span></text:p>
          </table:table-cell>
          <table:table-cell table:style-name="Tableau1.B2" office:value-type="float" office:value="2.5">
            <text:p text:style-name="P2">2,5</text:p>
          </table:table-cell>
          <table:table-cell table:style-name="Tableau1.A2" office:value-type="string">
            <text:p text:style-name="P2"/>
          </table:table-cell>
          <table:table-cell table:style-name="Tableau1.A2" office:value-type="string">
            <text:p text:style-name="P2"/>
          </table:table-cell>
          <table:table-cell table:style-name="Tableau1.E2" office:value-type="string">
            <text:p text:style-name="P2"/>
          </table:table-cell>
        </table:table-row>
      </table:table>
      <text:p text:style-name="P1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Verdana" svg:font-family="Verdan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7T12:52:38.37</meta:creation-date>
    <dc:date>2018-07-10T13:34:20.90</dc:date>
    <meta:editing-duration>PT10H50M13S</meta:editing-duration>
    <meta:editing-cycles>29</meta:editing-cycles>
    <meta:generator>OpenOffice/4.1.2$Win32 OpenOffice.org_project/412m3$Build-9782</meta:generator>
    <meta:print-date>2018-07-09T16:23:15.76</meta:print-date>
    <meta:document-statistic meta:table-count="27" meta:image-count="0" meta:object-count="0" meta:page-count="10" meta:paragraph-count="333" meta:word-count="2916" meta:character-count="20045"/>
  </office:meta>
</office:document-meta>
</file>